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5" style:family="paragraph" style:parent-style-name="Heading_20_1" style:list-style-name="WWNum2" style:master-page-name="Standard">
      <style:paragraph-properties fo:margin-left="0.5in" fo:margin-right="0in" fo:margin-top="0.278in" fo:margin-bottom="0in" loext:contextual-spacing="false" fo:text-indent="-0.25in" style:auto-text-indent="false" style:page-number="1"/>
    </style:style>
    <style:style style:name="P6" style:family="paragraph" style:parent-style-name="Heading_20_1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style:text-underline-style="none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1750901" text:style-name="WWNum2">
        <text:list-item>
          <text:p text:style-name="P5"><text:bookmark text:name="_an6tqnkmkp5m"/>Hatal</text:p>
        </text:list-item>
      </text:list>
      <text:list xml:id="list3953727389" text:style-name="WWNum1">
        <text:list-item>
          <text:list>
            <text:list-item>
              <text:p text:style-name="P1"><text:span text:style-name="T2">X1 speaks, says x2</text:span></text:p>
            </text:list-item>
            <text:list-item>
              <text:p text:style-name="P1"><text:span text:style-name="T2">X1 says,</text:span> tells<text:span text:style-name="T2"> x2 to x3</text:span></text:p>
            </text:list-item>
            <text:list-item>
              <text:p text:style-name="P1">X1 talks to x3</text:p>
            </text:list-item>
            <text:list-item>
              <text:p text:style-name="P1"><text:span text:style-name="T5">lo</text:span><text:span text:style-name="T4"> </text:span><text:span text:style-name="T5">H</text:span><text:span text:style-name="T4">atal</text:span><text:span text:style-name="T2">:</text:span> <text:span text:style-name="T2">Speaker</text:span></text:p>
            </text:list-item>
            <text:list-item>
              <text:p text:style-name="P1"><text:span text:style-name="T4">Hatal lo</text:span></text:p>
              <text:list>
                <text:list-item>
                  <text:p text:style-name="P3"><text:span text:style-name="T2">Language</text:span></text:p>
                </text:list-item>
                <text:list-item>
                  <text:p text:style-name="P3">Phrase, sentence</text:p>
                </text:list-item>
                <text:list-item>
                  <text:p text:style-name="P4">Telling</text:p>
                </text:list-item>
              </text:list>
            </text:list-item>
          </text:list>
        </text:list-item>
        <text:list-item>
          <text:p text:style-name="P6"><text:bookmark text:name="_ywsdh39o0d9"/>Tom</text:p>
          <text:list>
            <text:list-item>
              <text:p text:style-name="P1"><text:span text:style-name="T2">X1 is (done) by means of x2</text:span></text:p>
            </text:list-item>
            <text:list-item>
              <text:p text:style-name="P1"><text:span text:style-name="T2">X1 is (done) using x2</text:span></text:p>
            </text:list-item>
            <text:list-item>
              <text:p text:style-name="P1">X2 is used by x3 to (do) x1</text:p>
            </text:list-item>
            <text:list-item>
              <text:p text:style-name="P1">X3 uses x2 to (do) x1</text:p>
            </text:list-item>
            <text:list-item>
              <text:p text:style-name="P1"><text:span text:style-name="T2">(</text:span>When x2 is a<text:span text:style-name="T2"> language) X1 is (done) in x2</text:span></text:p>
            </text:list-item>
            <text:list-item>
              <text:p text:style-name="P2"><text:span text:style-name="T5">Tom lo</text:span>: Tool</text:p>
            </text:list-item>
          </text:list>
        </text:list-item>
        <text:list-item>
          <text:p text:style-name="P6"><text:bookmark text:name="_2ngzisr69jnd"/>Hir</text:p>
          <text:list>
            <text:list-item>
              <text:p text:style-name="P1">X1 is (done) concerning x2</text:p>
            </text:list-item>
            <text:list-item>
              <text:p text:style-name="P1">X1 is (done) about x2</text:p>
            </text:list-item>
            <text:list-item>
              <text:p text:style-name="P1">X1 is (done) because of x2</text:p>
            </text:list-item>
            <text:list-item>
              <text:p text:style-name="P1">X2 causes x1 (to be done)</text:p>
            </text:list-item>
            <text:list-item>
              <text:p text:style-name="P1">If x2 happens, x1 happens</text:p>
            </text:list-item>
            <text:list-item>
              <text:p text:style-name="P1">X1 is (done) for x2</text:p>
            </text:list-item>
            <text:list-item>
              <text:p text:style-name="P1"><text:soft-page-break/><text:span text:style-name="T5">Hir la</text:span>: X1 does not happen because of x2</text:p>
            </text:list-item>
            <text:list-item>
              <text:p text:style-name="P1"><text:span text:style-name="T5">Hir lo</text:span>: Reason, Purpose</text:p>
            </text:list-item>
            <text:list-item>
              <text:p text:style-name="P1">→ <text:span text:style-name="T5">X kenta Y he hir Z</text:span>: Z allows X to (do) Y</text:p>
            </text:list-item>
            <text:list-item>
              <text:p text:style-name="P2">→ <text:span text:style-name="T5">X hir xim?</text:span>: Why (is) X?</text:p>
            </text:list-item>
          </text:list>
        </text:list-item>
        <text:list-item>
          <text:p text:style-name="P6"><text:bookmark text:name="_zbnq5ftgc3te"/>Der</text:p>
          <text:list>
            <text:list-item>
              <text:p text:style-name="P1">X1 sees x2</text:p>
            </text:list-item>
            <text:list-item>
              <text:p text:style-name="P1">X1 notices x2</text:p>
            </text:list-item>
            <text:list-item>
              <text:p text:style-name="P1">X1 looks at, towards x2</text:p>
            </text:list-item>
            <text:list-item>
              <text:p text:style-name="P1"><text:span text:style-name="T5">Der na</text:span>: X1 and x2 meet</text:p>
            </text:list-item>
            <text:list-item>
              <text:p text:style-name="P1"><text:span text:style-name="T5">lo Der</text:span>: Eye</text:p>
            </text:list-item>
            <text:list-item>
              <text:p text:style-name="P1"><text:span text:style-name="T5">Der lo</text:span></text:p>
              <text:list>
                <text:list-item>
                  <text:p text:style-name="P3">Sight</text:p>
                </text:list-item>
                <text:list-item>
                  <text:p text:style-name="P4">Seen object</text:p>
                </text:list-item>
              </text:list>
            </text:list-item>
          </text:list>
        </text:list-item>
        <text:list-item>
          <text:p text:style-name="P6"><text:bookmark text:name="_gd4psqfv2dy7"/>Wah</text:p>
          <text:list>
            <text:list-item>
              <text:p text:style-name="P1">X1 makes the sound of a dog barking</text:p>
            </text:list-item>
            <text:list-item>
              <text:p text:style-name="P2"><text:span text:style-name="T5">lo Wah</text:span>: Dog</text:p>
            </text:list-item>
          </text:list>
        </text:list-item>
        <text:list-item>
          <text:p text:style-name="P6"><text:bookmark text:name="_5owj0ecbo51o"/>Xe</text:p>
          <text:list>
            <text:list-item>
              <text:p text:style-name="P1">X1 is x2</text:p>
            </text:list-item>
            <text:list-item>
              <text:p text:style-name="P1">X1 exists</text:p>
            </text:list-item>
            <text:list-item>
              <text:p text:style-name="P1">X1 exists as x2</text:p>
            </text:list-item>
            <text:list-item>
              <text:p text:style-name="P2"><text:span text:style-name="T5">lo Xe</text:span>: Object, thing, stuff</text:p>
            </text:list-item>
          </text:list>
        </text:list-item>
        <text:list-item>
          <text:p text:style-name="P6"><text:bookmark text:name="_rm2ac9ykseb9"/>Zus</text:p>
          <text:list>
            <text:list-item>
              <text:p text:style-name="P1">X1 is many, multiple</text:p>
            </text:list-item>
            <text:list-item>
              <text:p text:style-name="P1">There are many, multiple of x1</text:p>
            </text:list-item>
            <text:list-item>
              <text:p text:style-name="P1"><text:soft-page-break/><text:span text:style-name="T5">lo Zus</text:span></text:p>
              <text:list>
                <text:list-item>
                  <text:p text:style-name="P3">Group</text:p>
                </text:list-item>
                <text:list-item>
                  <text:p text:style-name="P3">Collection</text:p>
                </text:list-item>
                <text:list-item>
                  <text:p text:style-name="P3">A lot</text:p>
                </text:list-item>
              </text:list>
            </text:list-item>
            <text:list-item>
              <text:p text:style-name="P1">→ <text:span text:style-name="T5">lo X zus</text:span>: A group of Xs</text:p>
            </text:list-item>
            <text:list-item>
              <text:p text:style-name="P2">→ <text:span text:style-name="T5">X tau Y he zus</text:span>: X is very Y</text:p>
            </text:list-item>
          </text:list>
        </text:list-item>
        <text:list-item>
          <text:p text:style-name="P6"><text:bookmark text:name="_tbcmnsihme2x"/>Njau</text:p>
          <text:list>
            <text:list-item>
              <text:p text:style-name="P1">X1 makes the sound of a cat meowing</text:p>
            </text:list-item>
            <text:list-item>
              <text:p text:style-name="P2"><text:span text:style-name="T5">lo Njau</text:span>: Cat</text:p>
            </text:list-item>
          </text:list>
        </text:list-item>
        <text:list-item>
          <text:p text:style-name="P6"><text:bookmark text:name="_fabeip9i5g59"/>Zato</text:p>
          <text:list>
            <text:list-item>
              <text:p text:style-name="P1">X1 burns x2</text:p>
            </text:list-item>
            <text:list-item>
              <text:p text:style-name="P1"><text:span text:style-name="T5">lo Zato</text:span>: Fire</text:p>
            </text:list-item>
            <text:list-item>
              <text:p text:style-name="P2"><text:span text:style-name="T5">Zato lo</text:span>: Fuel</text:p>
            </text:list-item>
          </text:list>
        </text:list-item>
        <text:list-item>
          <text:p text:style-name="P6"><text:bookmark text:name="_rqj3tty4trcm"/>Djan</text:p>
          <text:list>
            <text:list-item>
              <text:p text:style-name="P1">X1 wants (to) x2</text:p>
            </text:list-item>
            <text:list-item>
              <text:p text:style-name="P1">X1 wishes for x2</text:p>
            </text:list-item>
            <text:list-item>
              <text:p text:style-name="P1"><text:span text:style-name="T5">lo Djan</text:span>: Desire, wish</text:p>
            </text:list-item>
            <text:list-item>
              <text:p text:style-name="P2"><text:span text:style-name="T5">Djan lo</text:span>: Goal</text:p>
            </text:list-item>
          </text:list>
        </text:list-item>
        <text:list-item>
          <text:p text:style-name="P6"><text:bookmark text:name="_k8wvi0duqmnc"/>Mous</text:p>
          <text:list>
            <text:list-item>
              <text:p text:style-name="P1">X1 is killed by x2</text:p>
            </text:list-item>
            <text:list-item>
              <text:p text:style-name="P2"><text:span text:style-name="T5">Mous na</text:span>: X1 dies</text:p>
            </text:list-item>
          </text:list>
        </text:list-item>
        <text:list-item>
          <text:p text:style-name="P6"><text:bookmark text:name="_qcv2ab47w5th"/>Fai</text:p>
          <text:list>
            <text:list-item>
              <text:p text:style-name="P1">X1 does x2</text:p>
            </text:list-item>
            <text:list-item>
              <text:p text:style-name="P1">X2 is done by x1</text:p>
            </text:list-item>
            <text:list-item>
              <text:p text:style-name="P1"><text:soft-page-break/>X1 acts</text:p>
            </text:list-item>
            <text:list-item>
              <text:p text:style-name="P2">X2 happens</text:p>
            </text:list-item>
          </text:list>
        </text:list-item>
        <text:list-item>
          <text:p text:style-name="P6"><text:bookmark text:name="_nu5rlysxo1fk"/>Sen</text:p>
          <text:list>
            <text:list-item>
              <text:p text:style-name="P1">X1 is (done) on, on top of x2</text:p>
            </text:list-item>
            <text:list-item>
              <text:p text:style-name="P2">X1 is (done) onto x2</text:p>
            </text:list-item>
          </text:list>
        </text:list-item>
        <text:list-item>
          <text:p text:style-name="P6"><text:bookmark text:name="_fcx44csno7yq"/>Hawas</text:p>
          <text:list>
            <text:list-item>
              <text:p text:style-name="P1">X1 is (done) around x2</text:p>
            </text:list-item>
            <text:list-item>
              <text:p text:style-name="P1">X1 surrounds, wraps x2</text:p>
            </text:list-item>
            <text:list-item>
              <text:p text:style-name="P1"><text:span text:style-name="T5">lo Hawas</text:span></text:p>
              <text:list>
                <text:list-item>
                  <text:p text:style-name="P3">Cover</text:p>
                </text:list-item>
                <text:list-item>
                  <text:p text:style-name="P3">Blanket, cloak</text:p>
                </text:list-item>
                <text:list-item>
                  <text:p text:style-name="P4">Clothes</text:p>
                </text:list-item>
              </text:list>
            </text:list-item>
          </text:list>
        </text:list-item>
        <text:list-item>
          <text:p text:style-name="P6"><text:bookmark text:name="_f7pw6drn31b2"/>Bis</text:p>
          <text:list>
            <text:list-item>
              <text:p text:style-name="P1">X1 must be done by x2 to do x3</text:p>
            </text:list-item>
            <text:list-item>
              <text:p text:style-name="P1">X1 must be done</text:p>
            </text:list-item>
            <text:list-item>
              <text:p text:style-name="P1">X1 is necessary to (do) x3</text:p>
            </text:list-item>
            <text:list-item>
              <text:p text:style-name="P1">X2 must (do) x1</text:p>
            </text:list-item>
            <text:list-item>
              <text:p text:style-name="P1">X2 needs x1</text:p>
            </text:list-item>
            <text:list-item>
              <text:p text:style-name="P2"><text:span text:style-name="T5">lo Bis</text:span>: Need, necessity</text:p>
            </text:list-item>
          </text:list>
        </text:list-item>
        <text:list-item>
          <text:p text:style-name="P6"><text:bookmark text:name="_fp20f9qk8t2e"/>Dozu</text:p>
          <text:list>
            <text:list-item>
              <text:p text:style-name="P1">X1 moves to x2</text:p>
            </text:list-item>
            <text:list-item>
              <text:p text:style-name="P1">X1 goes, leaves to x2</text:p>
            </text:list-item>
            <text:list-item>
              <text:p text:style-name="P1">X1 comes to x2</text:p>
            </text:list-item>
            <text:list-item>
              <text:p text:style-name="P1">X1 travels to x2</text:p>
            </text:list-item>
            <text:list-item>
              <text:p text:style-name="P1"><text:soft-page-break/>X1 enters x2</text:p>
            </text:list-item>
            <text:list-item>
              <text:p text:style-name="P1">*The “to” meaning in this verb is default, but using an adpositional verb can override it.</text:p>
            </text:list-item>
            <text:list-item>
              <text:p text:style-name="P2"><text:span text:style-name="T5">lo Dozu</text:span>: Traveller</text:p>
            </text:list-item>
          </text:list>
        </text:list-item>
        <text:list-item>
          <text:p text:style-name="P6"><text:bookmark text:name="_rjjuu0s1mqwa"/>Jam</text:p>
          <text:list>
            <text:list-item>
              <text:p text:style-name="P1">X1 holds x2</text:p>
            </text:list-item>
            <text:list-item>
              <text:p text:style-name="P1">X1 has x2</text:p>
            </text:list-item>
            <text:list-item>
              <text:p text:style-name="P1">X1 contains x2</text:p>
            </text:list-item>
            <text:list-item>
              <text:p text:style-name="P1">X1 consists of x2</text:p>
            </text:list-item>
            <text:list-item>
              <text:p text:style-name="P1">X2 makes up x1</text:p>
            </text:list-item>
            <text:list-item>
              <text:p text:style-name="P1">X1 is with x2</text:p>
            </text:list-item>
            <text:list-item>
              <text:p text:style-name="P1"><text:span text:style-name="T5">lo Jam</text:span>: Container</text:p>
            </text:list-item>
            <text:list-item>
              <text:p text:style-name="P2">→ <text:span text:style-name="T5">lo Jam dozu</text:span>: Car, Vehicle</text:p>
            </text:list-item>
          </text:list>
        </text:list-item>
        <text:list-item>
          <text:p text:style-name="P6"><text:bookmark text:name="_8b9rqwxg68cx"/>Sum</text:p>
          <text:list>
            <text:list-item>
              <text:p text:style-name="P1">X1 is (done) missing x2</text:p>
            </text:list-item>
            <text:list-item>
              <text:p text:style-name="P1">X1 is (done) without x2</text:p>
            </text:list-item>
            <text:list-item>
              <text:p text:style-name="P2">X1 lacks, needs x2</text:p>
            </text:list-item>
          </text:list>
        </text:list-item>
        <text:list-item>
          <text:p text:style-name="P6"><text:bookmark text:name="_gz6zcg3nduh6"/>Hum</text:p>
          <text:list>
            <text:list-item>
              <text:p text:style-name="P1">X1 pleases, amuses x2</text:p>
            </text:list-item>
            <text:list-item>
              <text:p text:style-name="P1">X2 likes, enjoys x1</text:p>
            </text:list-item>
            <text:list-item>
              <text:p text:style-name="P1">X1 is fun, pleasant</text:p>
            </text:list-item>
            <text:list-item>
              <text:p text:style-name="P1"><text:span text:style-name="T5">Hum na</text:span>: X2-s agree on/about x1</text:p>
            </text:list-item>
            <text:list-item>
              <text:p text:style-name="P1"><text:span text:style-name="T5">lo Hum</text:span></text:p>
              <text:list>
                <text:list-item>
                  <text:p text:style-name="P3">Fun, amusement</text:p>
                </text:list-item>
                <text:list-item>
                  <text:p text:style-name="P4">(adj) Pleasant, fun, amusing</text:p>
                </text:list-item>
              </text:list>
            </text:list-item>
          </text:list>
        </text:list-item>
        <text:list-item>
          <text:p text:style-name="P6"><text:bookmark text:name="_b9o8cbgeygic"/><text:soft-page-break/>Tau</text:p>
          <text:list>
            <text:list-item>
              <text:p text:style-name="P1">X1 is similar to x2</text:p>
            </text:list-item>
            <text:list-item>
              <text:p text:style-name="P1">X1 is like x2</text:p>
            </text:list-item>
            <text:list-item>
              <text:p text:style-name="P1">X1 and x2 are alike</text:p>
            </text:list-item>
            <text:list-item>
              <text:p text:style-name="P1">X1 and x2 match</text:p>
            </text:list-item>
            <text:list-item>
              <text:p text:style-name="P1">X1 seems (like) x2 to x3</text:p>
            </text:list-item>
            <text:list-item>
              <text:p text:style-name="P1">X1 is x2 (where x2 is describing, an adjective to x2)</text:p>
            </text:list-item>
            <text:list-item>
              <text:p text:style-name="P2">X2 describes x1</text:p>
            </text:list-item>
          </text:list>
        </text:list-item>
        <text:list-item>
          <text:p text:style-name="P6"><text:bookmark text:name="_qenq4e4jkaq4"/>Raxi</text:p>
          <text:list>
            <text:list-item>
              <text:p text:style-name="P1">X1 rests</text:p>
            </text:list-item>
            <text:list-item>
              <text:p text:style-name="P1">X1 sleeps</text:p>
            </text:list-item>
            <text:list-item>
              <text:p text:style-name="P1"><text:span text:style-name="T5">lo Raxi</text:span>: Sleep</text:p>
            </text:list-item>
            <text:list-item>
              <text:p text:style-name="P2">→ <text:span text:style-name="T5">Raxi sen lo</text:span>: Bed</text:p>
            </text:list-item>
          </text:list>
        </text:list-item>
        <text:list-item>
          <text:p text:style-name="P6"><text:bookmark text:name="_p8lkn5ho46dm"/>Kjuf</text:p>
          <text:list>
            <text:list-item>
              <text:p text:style-name="P1">X1 thinks x2</text:p>
            </text:list-item>
            <text:list-item>
              <text:p text:style-name="P1">X1 ponders x2</text:p>
            </text:list-item>
            <text:list-item>
              <text:p text:style-name="P1">X1 computes, calculates x2</text:p>
            </text:list-item>
            <text:list-item>
              <text:p text:style-name="P1"><text:span text:style-name="T5">Kjuf na</text:span>: X1 imagines x2</text:p>
            </text:list-item>
            <text:list-item>
              <text:p text:style-name="P1"><text:span text:style-name="T5">lo Kjuf</text:span> </text:p>
              <text:list>
                <text:list-item>
                  <text:p text:style-name="P3">Reason, thoughts</text:p>
                </text:list-item>
                <text:list-item>
                  <text:p text:style-name="P3">Concience</text:p>
                </text:list-item>
                <text:list-item>
                  <text:p text:style-name="P3">Calculator</text:p>
                </text:list-item>
              </text:list>
            </text:list-item>
            <text:list-item>
              <text:p text:style-name="P1"><text:span text:style-name="T5">Kjuf lo</text:span></text:p>
              <text:list>
                <text:list-item>
                  <text:p text:style-name="P3">Thought</text:p>
                </text:list-item>
                <text:list-item>
                  <text:p text:style-name="P3"><text:soft-page-break/>Idea</text:p>
                </text:list-item>
              </text:list>
            </text:list-item>
            <text:list-item>
              <text:p text:style-name="P2">→ X <text:span text:style-name="T5">kjuf Y he raide</text:span>: X remembers Y</text:p>
            </text:list-item>
          </text:list>
        </text:list-item>
        <text:list-item>
          <text:p text:style-name="P6"><text:bookmark text:name="_8hc7wugm2kzq"/>Abi</text:p>
          <text:list>
            <text:list-item>
              <text:p text:style-name="P1">X1 loves x2</text:p>
            </text:list-item>
            <text:list-item>
              <text:p text:style-name="P1">X2 is x1’s favorite x3</text:p>
            </text:list-item>
            <text:list-item>
              <text:p text:style-name="P1"><text:span text:style-name="T5">lo Abi</text:span></text:p>
              <text:list>
                <text:list-item>
                  <text:p text:style-name="P3">Human, person</text:p>
                </text:list-item>
                <text:list-item>
                  <text:p text:style-name="P3">→ <text:span text:style-name="T5">X tau go abi</text:span>: X is natural (for a person)</text:p>
                </text:list-item>
              </text:list>
            </text:list-item>
            <text:list-item>
              <text:p text:style-name="P1"><text:span text:style-name="T5">Abi lo</text:span></text:p>
              <text:list>
                <text:list-item>
                  <text:p text:style-name="P3">Love</text:p>
                </text:list-item>
                <text:list-item>
                  <text:p text:style-name="P3">(adj) Favorite</text:p>
                </text:list-item>
              </text:list>
            </text:list-item>
            <text:list-item>
              <text:p text:style-name="P2">→ <text:span text:style-name="T5">Ti abi xim de X?</text:span>: What’s your favorite X?</text:p>
            </text:list-item>
          </text:list>
        </text:list-item>
        <text:list-item>
          <text:p text:style-name="P6"><text:bookmark text:name="_74fyps5x0isy"/>Tel</text:p>
          <text:list>
            <text:list-item>
              <text:p text:style-name="P1">X1 happened in the past, before now</text:p>
            </text:list-item>
            <text:list-item>
              <text:p text:style-name="P1">X1 happened before, previously to x2</text:p>
            </text:list-item>
            <text:list-item>
              <text:p text:style-name="P1">(When x2 is a time) X1 happened x2 ago</text:p>
            </text:list-item>
            <text:list-item>
              <text:p text:style-name="P1">(When x2 is a quantity) X1 is the x2-th previous</text:p>
            </text:list-item>
            <text:list-item>
              <text:p text:style-name="P2"><text:span text:style-name="T5">lo Tel</text:span> (adj): Previous</text:p>
            </text:list-item>
          </text:list>
        </text:list-item>
        <text:list-item>
          <text:p text:style-name="P6"><text:bookmark text:name="_e9txj08sjyv7"/>Naxur</text:p>
          <text:list>
            <text:list-item>
              <text:p text:style-name="P1">X1 is published, broadcasted by x2</text:p>
            </text:list-item>
            <text:list-item>
              <text:p text:style-name="P1">X1 is announced by x2</text:p>
            </text:list-item>
            <text:list-item>
              <text:p text:style-name="P2">X1 is posted by x2</text:p>
            </text:list-item>
          </text:list>
        </text:list-item>
        <text:list-item>
          <text:p text:style-name="P6"><text:bookmark text:name="_5xew2mvhezg1"/>Ega</text:p>
          <text:list>
            <text:list-item>
              <text:p text:style-name="P1">X1 is read by x2</text:p>
            </text:list-item>
            <text:list-item>
              <text:p text:style-name="P1"><text:soft-page-break/><text:span text:style-name="T5">lo Ega</text:span>:</text:p>
              <text:list>
                <text:list-item>
                  <text:p text:style-name="P3">Book</text:p>
                </text:list-item>
                <text:list-item>
                  <text:p text:style-name="P3">Document</text:p>
                </text:list-item>
                <text:list-item>
                  <text:p text:style-name="P4">Text (as in “ancient texts”)</text:p>
                </text:list-item>
              </text:list>
            </text:list-item>
          </text:list>
        </text:list-item>
        <text:list-item>
          <text:p text:style-name="P6"><text:bookmark text:name="_eoz7tm92udpf"/>Xiba</text:p>
          <text:list>
            <text:list-item>
              <text:p text:style-name="P1">X1 is written by x2</text:p>
            </text:list-item>
            <text:list-item>
              <text:p text:style-name="P1">X2 writes, records x1</text:p>
            </text:list-item>
            <text:list-item>
              <text:p text:style-name="P1"><text:span text:style-name="T5">lo Xiba</text:span>: </text:p>
              <text:list>
                <text:list-item>
                  <text:p text:style-name="P3">Word, text</text:p>
                </text:list-item>
                <text:list-item>
                  <text:p text:style-name="P4">Letter, character</text:p>
                </text:list-item>
              </text:list>
            </text:list-item>
          </text:list>
        </text:list-item>
        <text:list-item>
          <text:p text:style-name="P6"><text:bookmark text:name="_2cz8qdajcjkq"/>Teili</text:p>
          <text:list>
            <text:list-item>
              <text:p text:style-name="P1">X1 bores x2</text:p>
            </text:list-item>
            <text:list-item>
              <text:p text:style-name="P2">X2 finds x1 boring</text:p>
            </text:list-item>
          </text:list>
        </text:list-item>
        <text:list-item>
          <text:p text:style-name="P6"><text:bookmark text:name="_g3zqk3nnc3gc"/>Gax</text:p>
          <text:list>
            <text:list-item>
              <text:p text:style-name="P1">X1 is (done) often</text:p>
            </text:list-item>
            <text:list-item>
              <text:p text:style-name="P2">X1 is (done) as often as x2</text:p>
            </text:list-item>
          </text:list>
        </text:list-item>
        <text:list-item>
          <text:p text:style-name="P6"><text:bookmark text:name="_g6i1kokafa3"/>Pren</text:p>
          <text:list>
            <text:list-item>
              <text:p text:style-name="P1">X1 is (done) near</text:p>
            </text:list-item>
            <text:list-item>
              <text:p text:style-name="P1">X1 is (done) close to x2</text:p>
            </text:list-item>
            <text:list-item>
              <text:p text:style-name="P1">X1 is (done) next to x2</text:p>
            </text:list-item>
            <text:list-item>
              <text:p text:style-name="P1"><text:span text:style-name="T5">lo Pren</text:span>: Here, This</text:p>
            </text:list-item>
            <text:list-item>
              <text:p text:style-name="P2"><text:span text:style-name="T5">(lo) Pren la</text:span>: (The) Other</text:p>
            </text:list-item>
          </text:list>
        </text:list-item>
        <text:list-item>
          <text:p text:style-name="P6"><text:bookmark text:name="_b6j9rf8x43gh"/>Kwadis</text:p>
          <text:list>
            <text:list-item>
              <text:p text:style-name="P1">X1 blocks x2</text:p>
            </text:list-item>
            <text:list-item>
              <text:p text:style-name="P1"><text:soft-page-break/>X1 obscures x2</text:p>
            </text:list-item>
            <text:list-item>
              <text:p text:style-name="P2"><text:span text:style-name="T5">lo Kwadis</text:span>: Obstacle, Problem</text:p>
            </text:list-item>
          </text:list>
        </text:list-item>
        <text:list-item>
          <text:p text:style-name="P6"><text:bookmark text:name="_m84di49gu8yw"/>Paxu</text:p>
          <text:list>
            <text:list-item>
              <text:p text:style-name="P1">X1 continues</text:p>
            </text:list-item>
            <text:list-item>
              <text:p text:style-name="P1">X1 persists</text:p>
            </text:list-item>
            <text:list-item>
              <text:p text:style-name="P1">X1 still happens</text:p>
            </text:list-item>
            <text:list-item>
              <text:p text:style-name="P1">X1 is continued by x2</text:p>
            </text:list-item>
            <text:list-item>
              <text:p text:style-name="P2"><text:span text:style-name="T5">lo Paxu</text:span> (adj): Long</text:p>
            </text:list-item>
          </text:list>
        </text:list-item>
        <text:list-item>
          <text:p text:style-name="P6"><text:bookmark text:name="_jse025woxpiw"/>Kere</text:p>
          <text:list>
            <text:list-item>
              <text:p text:style-name="P1">X1 cuts x2</text:p>
            </text:list-item>
            <text:list-item>
              <text:p text:style-name="P1">X1 splits x2</text:p>
            </text:list-item>
            <text:list-item>
              <text:p text:style-name="P1">X2 is divided by x1</text:p>
              <text:list>
                <text:list-item>
                  <text:p text:style-name="P3">→ <text:span text:style-name="T5">lo Ezo kere X</text:span>: Half of X</text:p>
                </text:list-item>
              </text:list>
            </text:list-item>
            <text:list-item>
              <text:p text:style-name="P1"><text:span text:style-name="T5">lo Kere</text:span>: Knife, axe, etc</text:p>
            </text:list-item>
            <text:list-item>
              <text:p text:style-name="P1"><text:span text:style-name="T5">Kere lo</text:span></text:p>
              <text:list>
                <text:list-item>
                  <text:p text:style-name="P3">Part, Place, Region</text:p>
                </text:list-item>
                <text:list-item>
                  <text:p text:style-name="P4">Part, Section</text:p>
                </text:list-item>
              </text:list>
            </text:list-item>
          </text:list>
        </text:list-item>
        <text:list-item>
          <text:p text:style-name="P6"><text:bookmark text:name="_pv0ng697x5un"/>Judux</text:p>
          <text:list>
            <text:list-item>
              <text:p text:style-name="P1">X1 joins, bonds x2 with x3</text:p>
            </text:list-item>
            <text:list-item>
              <text:p text:style-name="P1">X2 and x3 come together</text:p>
            </text:list-item>
            <text:list-item>
              <text:p text:style-name="P1">X2 and x3 are added</text:p>
            </text:list-item>
            <text:list-item>
              <text:p text:style-name="P1"><text:span text:style-name="T5">Judux na</text:span> (r; x3): X2 and x3 attract</text:p>
            </text:list-item>
            <text:list-item>
              <text:p text:style-name="P2"><text:span text:style-name="T5">lo Judux</text:span>: Joint, Bond</text:p>
            </text:list-item>
          </text:list>
        </text:list-item>
        <text:list-item>
          <text:p text:style-name="P6"><text:bookmark text:name="_efozkr8fd28n"/>Kimof</text:p>
          <text:list>
            <text:list-item>
              <text:p text:style-name="P1"><text:soft-page-break/>X1 fears, is scared of x2</text:p>
            </text:list-item>
            <text:list-item>
              <text:p text:style-name="P1">X2 scares x1</text:p>
            </text:list-item>
            <text:list-item>
              <text:p text:style-name="P2"><text:span text:style-name="T5">Kimof lo</text:span>: Fear</text:p>
            </text:list-item>
          </text:list>
        </text:list-item>
        <text:list-item>
          <text:p text:style-name="P6"><text:bookmark text:name="_c9pqt9rz56u3"/>Hampa</text:p>
          <text:list>
            <text:list-item>
              <text:p text:style-name="P1">X1 curves, bends</text:p>
            </text:list-item>
            <text:list-item>
              <text:p text:style-name="P2"><text:span text:style-name="T5">Hampa la</text:span>: X1 is straight</text:p>
            </text:list-item>
          </text:list>
        </text:list-item>
        <text:list-item>
          <text:p text:style-name="P6"><text:bookmark text:name="_u88bfit3h307"/>Habe</text:p>
          <text:list>
            <text:list-item>
              <text:p text:style-name="P1">X1 is drank by x2</text:p>
            </text:list-item>
            <text:list-item>
              <text:p text:style-name="P2"><text:span text:style-name="T5">lo Habe</text:span>: Drink</text:p>
            </text:list-item>
          </text:list>
        </text:list-item>
        <text:list-item>
          <text:p text:style-name="P6"><text:bookmark text:name="_rhmsjjpgxft2"/>Zihir</text:p>
          <text:list>
            <text:list-item>
              <text:p text:style-name="P1">X1 is right, correct</text:p>
            </text:list-item>
            <text:list-item>
              <text:p text:style-name="P2">X1 works (correctly)</text:p>
            </text:list-item>
          </text:list>
        </text:list-item>
        <text:list-item>
          <text:p text:style-name="P6"><text:bookmark text:name="_guswcl97a7rk"/>Ispal</text:p>
          <text:list>
            <text:list-item>
              <text:p text:style-name="P1">X1 hopes for x2</text:p>
            </text:list-item>
            <text:list-item>
              <text:p text:style-name="P2"><text:span text:style-name="T5">lo Ispal</text:span>: Hope</text:p>
            </text:list-item>
          </text:list>
        </text:list-item>
        <text:list-item>
          <text:p text:style-name="P6"><text:bookmark text:name="_ib6p56pan1sj"/>Meza</text:p>
          <text:list>
            <text:list-item>
              <text:p text:style-name="P1">X1 is/has more x2 than x3</text:p>
            </text:list-item>
            <text:list-item>
              <text:p text:style-name="P1">X1 is/has the most x2</text:p>
            </text:list-item>
            <text:list-item>
              <text:p text:style-name="P1">X1 is (done) additional, more</text:p>
            </text:list-item>
            <text:list-item>
              <text:p text:style-name="P2">→ <text:span text:style-name="T5">lo Meza X</text:span> (adj): More X, X-er</text:p>
            </text:list-item>
          </text:list>
        </text:list-item>
        <text:list-item>
          <text:p text:style-name="P6"><text:bookmark text:name="_pud7zpn5hw93"/>Ispax</text:p>
          <text:list>
            <text:list-item>
              <text:p text:style-name="P1">X1 is/has less x2 than x3</text:p>
            </text:list-item>
            <text:list-item>
              <text:p text:style-name="P1">X1 is/has the least x2</text:p>
            </text:list-item>
            <text:list-item>
              <text:p text:style-name="P1">X1 is (done) not as much, less</text:p>
            </text:list-item>
            <text:list-item>
              <text:p text:style-name="P2"><text:soft-page-break/><text:span text:style-name="T5">→ lo Ispax X</text:span> (adj): Less X</text:p>
            </text:list-item>
          </text:list>
        </text:list-item>
        <text:list-item>
          <text:p text:style-name="P6"><text:bookmark text:name="_1ubyh9nzno1h"/>Daga</text:p>
          <text:list>
            <text:list-item>
              <text:p text:style-name="P1">X1 is large, big</text:p>
            </text:list-item>
            <text:list-item>
              <text:p text:style-name="P2"><text:span text:style-name="T5">lo Daga</text:span>: Size</text:p>
            </text:list-item>
          </text:list>
        </text:list-item>
        <text:list-item>
          <text:p text:style-name="P6"><text:bookmark text:name="_o4plnw51zacq"/>Ibel</text:p>
          <text:list>
            <text:list-item>
              <text:p text:style-name="P1">X1 builds, constructs x2</text:p>
            </text:list-item>
            <text:list-item>
              <text:p text:style-name="P1">X1 creates, makes x2</text:p>
            </text:list-item>
            <text:list-item>
              <text:p text:style-name="P2">→ <text:span text:style-name="T5">X zango</text:span> <text:span text:style-name="T5">go ibel</text:span>: X’s house</text:p>
            </text:list-item>
          </text:list>
        </text:list-item>
        <text:list-item>
          <text:p text:style-name="P6"><text:bookmark text:name="_mingn4m260lw"/>Maho</text:p>
          <text:list>
            <text:list-item>
              <text:p text:style-name="P1">When x1 happens, x2 happens</text:p>
            </text:list-item>
            <text:list-item>
              <text:p text:style-name="P1">X1 happens while, during x2 happens</text:p>
            </text:list-item>
            <text:list-item>
              <text:p text:style-name="P1">X1 happens at (the) x2 time</text:p>
            </text:list-item>
            <text:list-item>
              <text:p text:style-name="P1">(When x2 is a time) X1 is/was (done) on/in x2</text:p>
            </text:list-item>
            <text:list-item>
              <text:p text:style-name="P1">(When x2 is a time) It is x2</text:p>
            </text:list-item>
            <text:list-item>
              <text:p text:style-name="P1"><text:span text:style-name="T5">lo Maho</text:span>: Time</text:p>
            </text:list-item>
            <text:list-item>
              <text:p text:style-name="P1">→ <text:span text:style-name="T5">X dipir go maho Y</text:span>: The X-th time Y happens</text:p>
            </text:list-item>
            <text:list-item>
              <text:p text:style-name="P1">→ <text:span text:style-name="T5">Xim maho X?</text:span>: When did x2 happen? When is x2 happening?</text:p>
            </text:list-item>
            <text:list-item>
              <text:p text:style-name="P1">→ <text:span text:style-name="T5">Maho la</text:span>: X1 never happens (when x2 happens)</text:p>
            </text:list-item>
            <text:list-item>
              <text:p text:style-name="P1"><text:span text:style-name="T5">Maho lo</text:span></text:p>
              <text:list>
                <text:list-item>
                  <text:p text:style-name="P3">(A) Time, Occurrence</text:p>
                </text:list-item>
                <text:list-item>
                  <text:p text:style-name="P4">Event</text:p>
                </text:list-item>
              </text:list>
            </text:list-item>
          </text:list>
        </text:list-item>
        <text:list-item>
          <text:p text:style-name="P6"><text:bookmark text:name="_ba8xyd2m5xge"/>Mjuwas</text:p>
          <text:list>
            <text:list-item>
              <text:p text:style-name="P1">X1 describes x2</text:p>
            </text:list-item>
            <text:list-item>
              <text:p text:style-name="P1">X1 names x2</text:p>
            </text:list-item>
            <text:list-item>
              <text:p text:style-name="P1"><text:soft-page-break/><text:span text:style-name="T5">lo Mjuwas</text:span>: </text:p>
              <text:list>
                <text:list-item>
                  <text:p text:style-name="P3">Description</text:p>
                </text:list-item>
                <text:list-item>
                  <text:p text:style-name="P4">Name</text:p>
                </text:list-item>
              </text:list>
            </text:list-item>
          </text:list>
        </text:list-item>
        <text:list-item>
          <text:p text:style-name="P6"><text:bookmark text:name="_hqcan85n2xy3"/>Xajo</text:p>
          <text:list>
            <text:list-item>
              <text:p text:style-name="P1">X1 means x2</text:p>
            </text:list-item>
            <text:list-item>
              <text:p text:style-name="P1">X2 defines x1</text:p>
            </text:list-item>
            <text:list-item>
              <text:p text:style-name="P1">X1 translates into x2</text:p>
            </text:list-item>
            <text:list-item>
              <text:p text:style-name="P1">X1 is translated into x2 by x3</text:p>
            </text:list-item>
            <text:list-item>
              <text:p text:style-name="P1"><text:span text:style-name="T5">Xajo na</text:span> (r): X1 and x2 mean the same thing</text:p>
            </text:list-item>
            <text:list-item>
              <text:p text:style-name="P1"><text:span text:style-name="T5">Xajo lo</text:span>: </text:p>
              <text:list>
                <text:list-item>
                  <text:p text:style-name="P3">Translation </text:p>
                </text:list-item>
                <text:list-item>
                  <text:p text:style-name="P4">Meaning</text:p>
                </text:list-item>
              </text:list>
            </text:list-item>
          </text:list>
        </text:list-item>
        <text:list-item>
          <text:p text:style-name="P6"><text:bookmark text:name="_43jzhzr61kra"/>Dem</text:p>
          <text:list>
            <text:list-item>
              <text:p text:style-name="P1">X1 is owned by x2</text:p>
            </text:list-item>
            <text:list-item>
              <text:p text:style-name="P1">X1 is x2’s</text:p>
            </text:list-item>
            <text:list-item>
              <text:p text:style-name="P1"><text:span text:style-name="T5">lo Dem</text:span>: Owner</text:p>
            </text:list-item>
            <text:list-item>
              <text:p text:style-name="P2"><text:span text:style-name="T5">Dem lo</text:span>: Possession</text:p>
            </text:list-item>
          </text:list>
        </text:list-item>
        <text:list-item>
          <text:p text:style-name="P6"><text:bookmark text:name="_9r6u5gixe7dn"/>Xurel</text:p>
          <text:list>
            <text:list-item>
              <text:p text:style-name="P1">X1 is at ease</text:p>
            </text:list-item>
            <text:list-item>
              <text:p text:style-name="P1">X1 is done with ease</text:p>
            </text:list-item>
            <text:list-item>
              <text:p text:style-name="P1">X1 is light (of weight)</text:p>
            </text:list-item>
            <text:list-item>
              <text:p text:style-name="P1">X1 is done simply</text:p>
            </text:list-item>
            <text:list-item>
              <text:p text:style-name="P1">X2 finds x1 simple, easy, light</text:p>
            </text:list-item>
            <text:list-item>
              <text:p text:style-name="P1">X2 finds comfort, solace in x1</text:p>
            </text:list-item>
            <text:list-item>
              <text:p text:style-name="P1"><text:soft-page-break/><text:span text:style-name="T5">lo Hural</text:span>: </text:p>
              <text:list>
                <text:list-item>
                  <text:p text:style-name="P3">(adj) Easy</text:p>
                </text:list-item>
                <text:list-item>
                  <text:p text:style-name="P3">(adj) Light</text:p>
                </text:list-item>
                <text:list-item>
                  <text:p text:style-name="P3">(adj) Simple, Basic</text:p>
                </text:list-item>
                <text:list-item>
                  <text:p text:style-name="P3">(adj) Comforting, </text:p>
                </text:list-item>
                <text:list-item>
                  <text:p text:style-name="P4">Comfort, Solace</text:p>
                </text:list-item>
              </text:list>
            </text:list-item>
          </text:list>
        </text:list-item>
        <text:list-item>
          <text:p text:style-name="P6"><text:bookmark text:name="_1d323rf73db0"/>Ondar</text:p>
          <text:list>
            <text:list-item>
              <text:p text:style-name="P1">X1 is done with difficulty</text:p>
            </text:list-item>
            <text:list-item>
              <text:p text:style-name="P1">X1 is heavy</text:p>
            </text:list-item>
            <text:list-item>
              <text:p text:style-name="P1">X1 is done complexly</text:p>
            </text:list-item>
            <text:list-item>
              <text:p text:style-name="P2">X2 finds x1 complex, hard, heavy</text:p>
            </text:list-item>
          </text:list>
        </text:list-item>
        <text:list-item>
          <text:p text:style-name="P6"><text:bookmark text:name="_rnfdvloi45k0"/>Dipir</text:p>
          <text:list>
            <text:list-item>
              <text:p text:style-name="P1">X1 is element x2 of x3</text:p>
            </text:list-item>
            <text:list-item>
              <text:p text:style-name="P1">X1 is an element, part of x3</text:p>
            </text:list-item>
            <text:list-item>
              <text:p text:style-name="P2">X1 is x2-st/-nd/-th</text:p>
            </text:list-item>
          </text:list>
        </text:list-item>
        <text:list-item>
          <text:p text:style-name="P6"><text:bookmark text:name="_dhelgz8qedhd"/>Kenta</text:p>
          <text:list>
            <text:list-item>
              <text:p text:style-name="P1">X1 is able to, can (do) x2</text:p>
            </text:list-item>
            <text:list-item>
              <text:p text:style-name="P2">→ <text:span text:style-name="T5">lo Kenta (x2)</text:span>: Ability (to do x2)</text:p>
            </text:list-item>
          </text:list>
        </text:list-item>
        <text:list-item>
          <text:p text:style-name="P6"><text:bookmark text:name="_wecht8fy2rjg"/>Manga</text:p>
          <text:list>
            <text:list-item>
              <text:p text:style-name="P1">X1 fits x2</text:p>
            </text:list-item>
            <text:list-item>
              <text:p text:style-name="P2">X1 fits in (with) x2</text:p>
            </text:list-item>
          </text:list>
        </text:list-item>
        <text:list-item>
          <text:p text:style-name="P6"><text:bookmark text:name="_dz2db69lbckj"/>Hazel</text:p>
          <text:list>
            <text:list-item>
              <text:p text:style-name="P1">X1 is peaceful</text:p>
            </text:list-item>
            <text:list-item>
              <text:p text:style-name="P2"><text:span text:style-name="T5">lo Hazel</text:span>: Peace</text:p>
            </text:list-item>
          </text:list>
        </text:list-item>
        <text:list-item>
          <text:p text:style-name="P6"><text:bookmark text:name="_lkqmcmf9ud28"/><text:soft-page-break/>Zare</text:p>
          <text:list>
            <text:list-item>
              <text:p text:style-name="P1">X1 is cut by x2</text:p>
            </text:list-item>
            <text:list-item>
              <text:p text:style-name="P2"><text:span text:style-name="T5">lo Zare</text:span>: Section, portion, bit, piece</text:p>
            </text:list-item>
          </text:list>
        </text:list-item>
        <text:list-item>
          <text:p text:style-name="P6"><text:bookmark text:name="_x5no546ungy8"/>Ikou</text:p>
          <text:list>
            <text:list-item>
              <text:p text:style-name="P1">X1 is the entirety of x2</text:p>
            </text:list-item>
            <text:list-item>
              <text:p text:style-name="P1">X1 is all of x2</text:p>
            </text:list-item>
            <text:list-item>
              <text:p text:style-name="P1">X1 is every x2</text:p>
            </text:list-item>
            <text:list-item>
              <text:p text:style-name="P1">X1 happens every time x2 happens</text:p>
            </text:list-item>
            <text:list-item>
              <text:p text:style-name="P1">X1 happens x2 times</text:p>
            </text:list-item>
            <text:list-item>
              <text:p text:style-name="P1">X1 is everything, is all</text:p>
            </text:list-item>
            <text:list-item>
              <text:p text:style-name="P1"><text:span text:style-name="T5">lo Ikou</text:span></text:p>
              <text:list>
                <text:list-item>
                  <text:p text:style-name="P3">Everything, entirety</text:p>
                </text:list-item>
                <text:list-item>
                  <text:p text:style-name="P3">Amount</text:p>
                </text:list-item>
              </text:list>
            </text:list-item>
            <text:list-item>
              <text:p text:style-name="P1">→ <text:span text:style-name="T5">lo Ikou x2</text:span>: </text:p>
              <text:list>
                <text:list-item>
                  <text:p text:style-name="P3">All of x2, (the) whole of x2</text:p>
                </text:list-item>
                <text:list-item>
                  <text:p text:style-name="P3">Each x2</text:p>
                </text:list-item>
                <text:list-item>
                  <text:p text:style-name="P3">Amount of x2</text:p>
                </text:list-item>
              </text:list>
            </text:list-item>
            <text:list-item>
              <text:p text:style-name="P1">→ (<text:span text:style-name="T5">lo) Jam go ikou</text:span>: Full</text:p>
            </text:list-item>
            <text:list-item>
              <text:p text:style-name="P2">→ <text:span text:style-name="T5">(lo) Maho go ikou</text:span>: Always</text:p>
            </text:list-item>
          </text:list>
        </text:list-item>
        <text:list-item>
          <text:p text:style-name="P6"><text:bookmark text:name="_m3wes5uys4za"/>Jati</text:p>
          <text:list>
            <text:list-item>
              <text:p text:style-name="P1">X1 is given to x2 by x3</text:p>
            </text:list-item>
            <text:list-item>
              <text:p text:style-name="P2"><text:span text:style-name="T5">lo Jati</text:span>: Given, Right</text:p>
            </text:list-item>
          </text:list>
        </text:list-item>
        <text:list-item>
          <text:p text:style-name="P6"><text:bookmark text:name="_rp4jlkhgumks"/>Nazelau</text:p>
          <text:list>
            <text:list-item>
              <text:p text:style-name="P1">X1 is given birth to by x2</text:p>
            </text:list-item>
            <text:list-item>
              <text:p text:style-name="P2"><text:soft-page-break/>X1 is born</text:p>
            </text:list-item>
          </text:list>
        </text:list-item>
        <text:list-item>
          <text:p text:style-name="P6"><text:bookmark text:name="_nhjhx7gcwjvh"/>Xifo</text:p>
          <text:list>
            <text:list-item>
              <text:p text:style-name="P1">X1 and x2 are equal</text:p>
            </text:list-item>
            <text:list-item>
              <text:p text:style-name="P1">X1 and x2 are the same</text:p>
            </text:list-item>
            <text:list-item>
              <text:p text:style-name="P2"><text:span text:style-name="T5">lo Xifo</text:span>: Equality, (adj) Equal, Fair</text:p>
            </text:list-item>
          </text:list>
        </text:list-item>
        <text:list-item>
          <text:p text:style-name="P6"><text:bookmark text:name="_h9311gpybw8o"/>Hujo</text:p>
          <text:list>
            <text:list-item>
              <text:p text:style-name="P1">X1 is freed by x2</text:p>
            </text:list-item>
            <text:list-item>
              <text:p text:style-name="P2"><text:span text:style-name="T5">lo Hujo</text:span>: Freedom, (adj) Free</text:p>
            </text:list-item>
          </text:list>
        </text:list-item>
        <text:list-item>
          <text:p text:style-name="P6"><text:bookmark text:name="_e4v9erjw0hf9"/>Xesem</text:p>
          <text:list>
            <text:list-item>
              <text:p text:style-name="P1">X1 grows</text:p>
            </text:list-item>
            <text:list-item>
              <text:p text:style-name="P1">X1 grows into x2</text:p>
            </text:list-item>
            <text:list-item>
              <text:p text:style-name="P1"><text:span text:style-name="T5">lo Xesem:</text:span></text:p>
              <text:list>
                <text:list-item>
                  <text:p text:style-name="P3">Plant, Tree</text:p>
                </text:list-item>
                <text:list-item>
                  <text:p text:style-name="P3">Life</text:p>
                </text:list-item>
                <text:list-item>
                  <text:p text:style-name="P3">→ <text:span text:style-name="T5">lo Xesem twali</text:span>: Fruit</text:p>
                </text:list-item>
                <text:list-item>
                  <text:p text:style-name="P4"><text:span text:style-name="T5">→ lo Xesem mjal</text:span>: Vegetable</text:p>
                </text:list-item>
              </text:list>
            </text:list-item>
          </text:list>
        </text:list-item>
        <text:list-item>
          <text:p text:style-name="P6"><text:bookmark text:name="_up6kglmtf14x"/>Kjaza</text:p>
          <text:list>
            <text:list-item>
              <text:p text:style-name="P1">X1 is false</text:p>
            </text:list-item>
            <text:list-item>
              <text:p text:style-name="P2">X1 is wrong, incorrect</text:p>
            </text:list-item>
          </text:list>
        </text:list-item>
        <text:list-item>
          <text:p text:style-name="P6"><text:bookmark text:name="_xio89ggjpl7a"/>Kuse</text:p>
          <text:list>
            <text:list-item>
              <text:p text:style-name="P1">X1 rounds out, is round</text:p>
            </text:list-item>
            <text:list-item>
              <text:p text:style-name="P1">X1 is smooth</text:p>
            </text:list-item>
            <text:list-item>
              <text:p text:style-name="P1"><text:span text:style-name="T5">lo Kuse</text:span>:</text:p>
              <text:list>
                <text:list-item>
                  <text:p text:style-name="P3">(adj) Smooth</text:p>
                </text:list-item>
                <text:list-item>
                  <text:p text:style-name="P3"><text:soft-page-break/>(adj) Round</text:p>
                </text:list-item>
                <text:list-item>
                  <text:p text:style-name="P4">Globe; Earth</text:p>
                </text:list-item>
              </text:list>
            </text:list-item>
          </text:list>
        </text:list-item>
        <text:list-item>
          <text:p text:style-name="P6"><text:bookmark text:name="_xnl54mjxggvs"/>Gjere</text:p>
          <text:list>
            <text:list-item>
              <text:p text:style-name="P2">X1 cares for, about x2</text:p>
            </text:list-item>
          </text:list>
        </text:list-item>
        <text:list-item>
          <text:p text:style-name="P6"><text:bookmark text:name="_s95ug5clqu69"/>Sandi</text:p>
          <text:list>
            <text:list-item>
              <text:p text:style-name="P1">X1 believes (in) x2</text:p>
            </text:list-item>
            <text:list-item>
              <text:p text:style-name="P1">X1 thinks (that) x2</text:p>
            </text:list-item>
            <text:list-item>
              <text:p text:style-name="P2"><text:span text:style-name="T5">Sandi na</text:span>: X1 expects x2</text:p>
            </text:list-item>
          </text:list>
        </text:list-item>
        <text:list-item>
          <text:p text:style-name="P6"><text:bookmark text:name="_64olcy94xeb0"/>Bin</text:p>
          <text:list>
            <text:list-item>
              <text:p text:style-name="P1">X1 is (done) between x2 and x3</text:p>
            </text:list-item>
            <text:list-item>
              <text:p text:style-name="P1">X1 is (done) between x2s</text:p>
            </text:list-item>
            <text:list-item>
              <text:p text:style-name="P1">X1 is (done) across, along x2(s)</text:p>
            </text:list-item>
            <text:list-item>
              <text:p text:style-name="P2">X1 is as long as x2 (<text:span text:style-name="T5">of distance</text:span>)</text:p>
            </text:list-item>
          </text:list>
        </text:list-item>
        <text:list-item>
          <text:p text:style-name="P6"><text:bookmark text:name="_eb8nez7i1tzk"/>Gjum</text:p>
          <text:list>
            <text:list-item>
              <text:p text:style-name="P1">X1 and x2 are together</text:p>
            </text:list-item>
            <text:list-item>
              <text:p text:style-name="P1">X1 is (done) with x2</text:p>
            </text:list-item>
            <text:list-item>
              <text:p text:style-name="P1">X1 has x2 with them (most alienable)</text:p>
            </text:list-item>
            <text:list-item>
              <text:p text:style-name="P1"><text:span text:style-name="T5">Gjum na</text:span> (r): X1 and x2 accompany each other</text:p>
            </text:list-item>
            <text:list-item>
              <text:p text:style-name="P1"><text:span text:style-name="T5">lo Gjum</text:span>:</text:p>
              <text:list>
                <text:list-item>
                  <text:p text:style-name="P3">State, Nation, Country</text:p>
                </text:list-item>
                <text:list-item>
                  <text:p text:style-name="P4">Group, Category</text:p>
                </text:list-item>
              </text:list>
            </text:list-item>
          </text:list>
        </text:list-item>
        <text:list-item>
          <text:p text:style-name="P6"><text:bookmark text:name="_g4t957lqwekl"/>Iten</text:p>
          <text:list>
            <text:list-item>
              <text:p text:style-name="P1">X1 is (done) despite x2</text:p>
            </text:list-item>
            <text:list-item>
              <text:p text:style-name="P1">X1 (happens), but x2 (happens)</text:p>
            </text:list-item>
            <text:list-item>
              <text:p text:style-name="P2"><text:soft-page-break/>X1 happens regardless, anyway</text:p>
            </text:list-item>
          </text:list>
        </text:list-item>
        <text:list-item>
          <text:p text:style-name="P6"><text:bookmark text:name="_2u6hm4d007tz"/>Ain</text:p>
          <text:list>
            <text:list-item>
              <text:p text:style-name="P1">X1 is (done) every year</text:p>
            </text:list-item>
            <text:list-item>
              <text:p text:style-name="P2"><text:span text:style-name="T5">lo Ain</text:span>: Year</text:p>
            </text:list-item>
          </text:list>
        </text:list-item>
        <text:list-item>
          <text:p text:style-name="P6"><text:bookmark text:name="_wp3f2a9nx4du"/>Daus</text:p>
          <text:list>
            <text:list-item>
              <text:p text:style-name="P1">X1 is (done) after, later than x2</text:p>
            </text:list-item>
            <text:list-item>
              <text:p text:style-name="P1">X1 is done after now, in the future</text:p>
            </text:list-item>
            <text:list-item>
              <text:p text:style-name="P1">X1 follows, succeeds x2</text:p>
            </text:list-item>
            <text:list-item>
              <text:p text:style-name="P1">X2 is done, then x1 is done</text:p>
            </text:list-item>
            <text:list-item>
              <text:p text:style-name="P1">(When x3 is a time) X1 is done x3 after x2</text:p>
            </text:list-item>
            <text:list-item>
              <text:p text:style-name="P1"><text:span text:style-name="T5">→ X daus go jada</text:span>: X happens after now, from now on</text:p>
            </text:list-item>
            <text:list-item>
              <text:p text:style-name="P2"><text:span text:style-name="T5">→ X daus do jada</text:span>: X is about to happen</text:p>
            </text:list-item>
          </text:list>
        </text:list-item>
        <text:list-item>
          <text:p text:style-name="P6"><text:bookmark text:name="_iaykonyobe3w"/>Inja</text:p>
          <text:list>
            <text:list-item>
              <text:p text:style-name="P1">X1 is (done) since x2</text:p>
            </text:list-item>
            <text:list-item>
              <text:p text:style-name="P1">X1 has been (done) for as long as x2 (<text:span text:style-name="T5">only of time</text:span>)</text:p>
            </text:list-item>
            <text:list-item>
              <text:p text:style-name="P2">X1 is, has been done for, in a while</text:p>
            </text:list-item>
          </text:list>
        </text:list-item>
        <text:list-item>
          <text:p text:style-name="P6"><text:bookmark text:name="_ow90wfsm0gz1"/>Xaifa</text:p>
          <text:list>
            <text:list-item>
              <text:p text:style-name="P1">X1 blows x2</text:p>
            </text:list-item>
            <text:list-item>
              <text:p text:style-name="P1"><text:span text:style-name="T5">lo Xaifa</text:span>: </text:p>
              <text:list>
                <text:list-item>
                  <text:p text:style-name="P3">Wind</text:p>
                </text:list-item>
                <text:list-item>
                  <text:p text:style-name="P4">Blowing, bluster</text:p>
                </text:list-item>
              </text:list>
            </text:list-item>
          </text:list>
        </text:list-item>
        <text:list-item>
          <text:p text:style-name="P6"><text:bookmark text:name="_xavnme9xkwrf"/>Silan</text:p>
          <text:list>
            <text:list-item>
              <text:p text:style-name="P1">X1 shines</text:p>
            </text:list-item>
            <text:list-item>
              <text:p text:style-name="P1">X1 illuminates x2</text:p>
            </text:list-item>
            <text:list-item>
              <text:p text:style-name="P1"><text:soft-page-break/><text:span text:style-name="T5">lo Silan</text:span></text:p>
              <text:list>
                <text:list-item>
                  <text:p text:style-name="P3">Light</text:p>
                </text:list-item>
                <text:list-item>
                  <text:p text:style-name="P3">(adj) Bright</text:p>
                </text:list-item>
                <text:list-item>
                  <text:p text:style-name="P3">Star</text:p>
                </text:list-item>
                <text:list-item>
                  <text:p text:style-name="P4">Sun</text:p>
                </text:list-item>
              </text:list>
            </text:list-item>
          </text:list>
        </text:list-item>
        <text:list-item>
          <text:p text:style-name="P6"><text:bookmark text:name="_murk0gbsdzb1"/>Ugja</text:p>
          <text:list>
            <text:list-item>
              <text:p text:style-name="P1">X1 fights, battles, attacks x2 over, for, about x3</text:p>
            </text:list-item>
            <text:list-item>
              <text:p text:style-name="P1"><text:span text:style-name="T5">Ugja na</text:span> (r): X1 and x2 quarrel, have an argument over x3</text:p>
            </text:list-item>
            <text:list-item>
              <text:p text:style-name="P1"><text:span text:style-name="T5">lo Ugja</text:span>:</text:p>
              <text:list>
                <text:list-item>
                  <text:p text:style-name="P3">Fight, battle, attack</text:p>
                </text:list-item>
                <text:list-item>
                  <text:p text:style-name="P4">Argument (optionally with <text:span text:style-name="T5">na</text:span>)</text:p>
                </text:list-item>
              </text:list>
            </text:list-item>
          </text:list>
        </text:list-item>
        <text:list-item>
          <text:p text:style-name="P6"><text:bookmark text:name="_txcqvwpyggh2"/>Sedi</text:p>
          <text:list>
            <text:list-item>
              <text:p text:style-name="P1">X1 is tough</text:p>
            </text:list-item>
            <text:list-item>
              <text:p text:style-name="P1">X1 is hard</text:p>
            </text:list-item>
            <text:list-item>
              <text:p text:style-name="P1">X1 is strong</text:p>
            </text:list-item>
            <text:list-item>
              <text:p text:style-name="P2"><text:span text:style-name="T5">lo Sedi</text:span> (adj): Strong, tough, hard</text:p>
            </text:list-item>
          </text:list>
        </text:list-item>
        <text:list-item>
          <text:p text:style-name="P6"><text:bookmark text:name="_wpywh7weoaez"/>Heri</text:p>
          <text:list>
            <text:list-item>
              <text:p text:style-name="P1">X1 heats x2</text:p>
            </text:list-item>
            <text:list-item>
              <text:p text:style-name="P1">X1 is hot, gives off heat</text:p>
            </text:list-item>
            <text:list-item>
              <text:p text:style-name="P1"><text:span text:style-name="T5">lo Heri</text:span>:</text:p>
              <text:list>
                <text:list-item>
                  <text:p text:style-name="P3">(adj) Hot, warm</text:p>
                </text:list-item>
                <text:list-item>
                  <text:p text:style-name="P4">Heat, Warmth</text:p>
                </text:list-item>
              </text:list>
            </text:list-item>
          </text:list>
        </text:list-item>
        <text:list-item>
          <text:p text:style-name="P6"><text:bookmark text:name="_jau5v1uy7n45"/>Talka</text:p>
          <text:list>
            <text:list-item>
              <text:p text:style-name="P1">X1 transports x2</text:p>
            </text:list-item>
            <text:list-item>
              <text:p text:style-name="P1"><text:soft-page-break/>X1 brings x2</text:p>
            </text:list-item>
            <text:list-item>
              <text:p text:style-name="P2"><text:span text:style-name="T5">lo Talka</text:span>: Road</text:p>
            </text:list-item>
          </text:list>
        </text:list-item>
        <text:list-item>
          <text:p text:style-name="P6"><text:bookmark text:name="_tqq4j1jz305d"/>Hajus</text:p>
          <text:list>
            <text:list-item>
              <text:p text:style-name="P1">X1 is ended, stopped, halted by x2</text:p>
            </text:list-item>
            <text:list-item>
              <text:p text:style-name="P1">X1 stops</text:p>
            </text:list-item>
            <text:list-item>
              <text:p text:style-name="P1"><text:span text:style-name="T5">Hajus na</text:span>: X1 or X2 quits</text:p>
            </text:list-item>
            <text:list-item>
              <text:p text:style-name="P2"><text:span text:style-name="T5">lo Hajus X</text:span>: End (of X)</text:p>
            </text:list-item>
          </text:list>
        </text:list-item>
        <text:list-item>
          <text:p text:style-name="P6"><text:bookmark text:name="_c82lmijykrdd"/>Lauma</text:p>
          <text:list>
            <text:list-item>
              <text:p text:style-name="P1">X1 marks x2</text:p>
            </text:list-item>
            <text:list-item>
              <text:p text:style-name="P1">X1 points out x2 to x3</text:p>
            </text:list-item>
            <text:list-item>
              <text:p text:style-name="P1">X1 signals x2 to x3</text:p>
            </text:list-item>
            <text:list-item>
              <text:p text:style-name="P1"><text:span text:style-name="T5">lo Lauma</text:span>: </text:p>
              <text:list>
                <text:list-item>
                  <text:p text:style-name="P3">Point, marking</text:p>
                </text:list-item>
                <text:list-item>
                  <text:p text:style-name="P4">Sign, signal</text:p>
                </text:list-item>
              </text:list>
            </text:list-item>
          </text:list>
        </text:list-item>
        <text:list-item>
          <text:p text:style-name="P6"><text:bookmark text:name="_fl256pk7pap6"/>Bizi</text:p>
          <text:list>
            <text:list-item>
              <text:p text:style-name="P1">X1 is started, begun by x2</text:p>
            </text:list-item>
            <text:list-item>
              <text:p text:style-name="P1">X1 starts</text:p>
            </text:list-item>
            <text:list-item>
              <text:p text:style-name="P2"><text:span text:style-name="T5">lo Bizi</text:span>: Start, beginning</text:p>
            </text:list-item>
          </text:list>
        </text:list-item>
        <text:list-item>
          <text:p text:style-name="P6"><text:bookmark text:name="_puyzli8nzq3w"/>Max</text:p>
          <text:list>
            <text:list-item>
              <text:p text:style-name="P1">X1 happens recently to x2</text:p>
            </text:list-item>
            <text:list-item>
              <text:p text:style-name="P1">X1 happens, happened recently</text:p>
            </text:list-item>
            <text:list-item>
              <text:p text:style-name="P1">X1 will happen soon</text:p>
            </text:list-item>
            <text:list-item>
              <text:p text:style-name="P1">X1 just happened</text:p>
            </text:list-item>
            <text:list-item>
              <text:p text:style-name="P2"><text:span text:style-name="T5">X max he jada</text:span>: X1 happens, will happen immediately</text:p>
            </text:list-item>
          </text:list>
        </text:list-item>
        <text:list-item>
          <text:p text:style-name="P6"><text:bookmark text:name="_p2yw364fvwip"/><text:soft-page-break/>Duxke</text:p>
          <text:list>
            <text:list-item>
              <text:p text:style-name="P1">X1 learns x2</text:p>
            </text:list-item>
            <text:list-item>
              <text:p text:style-name="P1">X1 studies x2</text:p>
            </text:list-item>
            <text:list-item>
              <text:p text:style-name="P1"><text:span text:style-name="T5">lo Duxke</text:span>: Student</text:p>
            </text:list-item>
            <text:list-item>
              <text:p text:style-name="P1"><text:span text:style-name="T5">Duxke lo</text:span></text:p>
              <text:list>
                <text:list-item>
                  <text:p text:style-name="P3">Study</text:p>
                </text:list-item>
                <text:list-item>
                  <text:p text:style-name="P4">Science</text:p>
                </text:list-item>
              </text:list>
            </text:list-item>
          </text:list>
        </text:list-item>
        <text:list-item>
          <text:p text:style-name="P6"><text:bookmark text:name="_7yg5zrpxa4b1"/>Xau</text:p>
          <text:list>
            <text:list-item>
              <text:p text:style-name="P1">X1 will/would be done</text:p>
            </text:list-item>
            <text:list-item>
              <text:p text:style-name="P2">(When x2 is a time) X1 is/will be done at x2 by x3</text:p>
            </text:list-item>
          </text:list>
        </text:list-item>
        <text:list-item>
          <text:p text:style-name="P6"><text:bookmark text:name="_4zcu536t1c40"/>Heja</text:p>
          <text:list>
            <text:list-item>
              <text:p text:style-name="P1">X1 is complete, done, finished, ended by by x2</text:p>
            </text:list-item>
            <text:list-item>
              <text:p text:style-name="P2">X2 finishes x1</text:p>
            </text:list-item>
          </text:list>
        </text:list-item>
        <text:list-item>
          <text:p text:style-name="P6"><text:bookmark text:name="_tm3ybxnmnv4f"/>Posar</text:p>
          <text:list>
            <text:list-item>
              <text:p text:style-name="P1">X1 peels off of x2</text:p>
            </text:list-item>
            <text:list-item>
              <text:p text:style-name="P1">X1 is pulled off of x2</text:p>
            </text:list-item>
            <text:list-item>
              <text:p text:style-name="P1">X2 is stripped of x1</text:p>
            </text:list-item>
            <text:list-item>
              <text:p text:style-name="P2"><text:span text:style-name="T5">Posar na</text:span>: X2 takes off its x1</text:p>
            </text:list-item>
          </text:list>
        </text:list-item>
        <text:list-item>
          <text:p text:style-name="P6"><text:bookmark text:name="_7zatlbshenlm"/>Isa</text:p>
          <text:list>
            <text:list-item>
              <text:p text:style-name="P2">X1 sends x2</text:p>
            </text:list-item>
          </text:list>
        </text:list-item>
        <text:list-item>
          <text:p text:style-name="P6"><text:bookmark text:name="_pedkj6th9d8t"/>Nola</text:p>
          <text:list>
            <text:list-item>
              <text:p text:style-name="P1">X1 hits x2</text:p>
            </text:list-item>
            <text:list-item>
              <text:p text:style-name="P1">X1 slams into x2</text:p>
            </text:list-item>
            <text:list-item>
              <text:p text:style-name="P1"><text:span text:style-name="T5">Nola na</text:span> (r): X1 and x2 collide</text:p>
            </text:list-item>
            <text:list-item>
              <text:p text:style-name="P2"><text:soft-page-break/><text:span text:style-name="T5">lo Nola</text:span>: Hit, blast</text:p>
            </text:list-item>
          </text:list>
        </text:list-item>
        <text:list-item>
          <text:p text:style-name="P6"><text:bookmark text:name="_bjmn1axbhbnb"/>Prija</text:p>
          <text:list>
            <text:list-item>
              <text:p text:style-name="P1">X1 cools x2</text:p>
            </text:list-item>
            <text:list-item>
              <text:p text:style-name="P2"><text:span text:style-name="T5">lo Prija</text:span> (adj): Cool, cold</text:p>
            </text:list-item>
          </text:list>
        </text:list-item>
        <text:list-item>
          <text:p text:style-name="P6"><text:bookmark text:name="_86d7pv8hoqrv"/>Ilu</text:p>
          <text:list>
            <text:list-item>
              <text:p text:style-name="P1">X1 is done to x2</text:p>
            </text:list-item>
            <text:list-item>
              <text:p text:style-name="P1">X1 is done towards x2</text:p>
            </text:list-item>
            <text:list-item>
              <text:p text:style-name="P1">X1 is done facing x2</text:p>
            </text:list-item>
            <text:list-item>
              <text:p text:style-name="P2">X1 is done in the direction of x2</text:p>
            </text:list-item>
          </text:list>
        </text:list-item>
        <text:list-item>
          <text:p text:style-name="P6"><text:bookmark text:name="_ourej8bhdb2z"/>Tuko</text:p>
          <text:list>
            <text:list-item>
              <text:p text:style-name="P1">X1 shakes x2</text:p>
            </text:list-item>
            <text:list-item>
              <text:p text:style-name="P2"><text:span text:style-name="T5">Tuko na</text:span>: X1 shakes</text:p>
            </text:list-item>
          </text:list>
        </text:list-item>
        <text:list-item>
          <text:p text:style-name="P6"><text:bookmark text:name="_mijixyo2g5xq"/>Nor</text:p>
          <text:list>
            <text:list-item>
              <text:p text:style-name="P1">The (more) x1 x2 is/has, the (more) x1 x3 is/has</text:p>
            </text:list-item>
            <text:list-item>
              <text:p text:style-name="P1">X2 is as x1 as x3</text:p>
            </text:list-item>
            <text:list-item>
              <text:p text:style-name="P1">X2 has as much x1 as x3</text:p>
            </text:list-item>
            <text:list-item>
              <text:p text:style-name="P1">X2 is as much as x3</text:p>
            </text:list-item>
            <text:list-item>
              <text:p text:style-name="P1">X2 is (to) the same degree of x1 as x3</text:p>
            </text:list-item>
            <text:list-item>
              <text:p text:style-name="P1"><text:span text:style-name="T5">→</text:span> <text:span text:style-name="T5">X nor xim?</text:span>: How much X (is there)? To what extent is X?</text:p>
            </text:list-item>
            <text:list-item>
              <text:p text:style-name="P2"><text:span text:style-name="T5">→ X hir e Y nor Z</text:span>: Z is/has so much Y that X happened</text:p>
            </text:list-item>
          </text:list>
        </text:list-item>
        <text:list-item>
          <text:p text:style-name="P6"><text:bookmark text:name="_l9cq2lt8z49b"/>Axpa</text:p>
          <text:list>
            <text:list-item>
              <text:p text:style-name="P1">X1 fails to be done by x2</text:p>
            </text:list-item>
            <text:list-item>
              <text:p text:style-name="P2">X2 fails (to) x1</text:p>
            </text:list-item>
          </text:list>
        </text:list-item>
        <text:list-item>
          <text:p text:style-name="P6"><text:bookmark text:name="_7o612rgny30v"/>Mare</text:p>
          <text:list>
            <text:list-item>
              <text:p text:style-name="P1"><text:soft-page-break/>X1 is soft</text:p>
            </text:list-item>
            <text:list-item>
              <text:p text:style-name="P1">X1 is weak</text:p>
            </text:list-item>
            <text:list-item>
              <text:p text:style-name="P1">X1 is gentle</text:p>
            </text:list-item>
            <text:list-item>
              <text:p text:style-name="P2"><text:span text:style-name="T5">lo Sedi</text:span> (adj): Soft, weak, gentle</text:p>
            </text:list-item>
          </text:list>
        </text:list-item>
        <text:list-item>
          <text:p text:style-name="P6"><text:bookmark text:name="_517ah8213lgc"/>Kos</text:p>
          <text:list>
            <text:list-item>
              <text:p text:style-name="P1">X1 is undone by x2</text:p>
            </text:list-item>
            <text:list-item>
              <text:p text:style-name="P2">X1 is reversed by x2</text:p>
            </text:list-item>
          </text:list>
        </text:list-item>
        <text:list-item>
          <text:p text:style-name="P6"><text:bookmark text:name="_bknk9vidb3xv"/>Firo</text:p>
          <text:list>
            <text:list-item>
              <text:p text:style-name="P1">X1 changes to x2</text:p>
            </text:list-item>
            <text:list-item>
              <text:p text:style-name="P1"><text:span text:style-name="T5">Firo na</text:span>: X1 becomes, transforms into x2</text:p>
            </text:list-item>
            <text:list-item>
              <text:p text:style-name="P2"><text:span text:style-name="T5">lo Firo</text:span>: Change</text:p>
            </text:list-item>
          </text:list>
        </text:list-item>
        <text:list-item>
          <text:p text:style-name="P6"><text:bookmark text:name="_tb96tvykpam3"/>Morsi</text:p>
          <text:list>
            <text:list-item>
              <text:p text:style-name="P1">X1 wipes x2</text:p>
            </text:list-item>
            <text:list-item>
              <text:p text:style-name="P2">X1 brushes (against) x2</text:p>
            </text:list-item>
          </text:list>
        </text:list-item>
        <text:list-item>
          <text:p text:style-name="P6"><text:bookmark text:name="_3vczjtrls0er"/>Ein</text:p>
          <text:list>
            <text:list-item>
              <text:p text:style-name="P1">X1 is (done) off (of) x2</text:p>
            </text:list-item>
            <text:list-item>
              <text:p text:style-name="P1">X1 is (done) from x2</text:p>
            </text:list-item>
            <text:list-item>
              <text:p text:style-name="P2">X1 is (done) away from x2</text:p>
            </text:list-item>
          </text:list>
        </text:list-item>
        <text:list-item>
          <text:p text:style-name="P6"><text:bookmark text:name="_tacdgdvfflt8"/>Temal</text:p>
          <text:list>
            <text:list-item>
              <text:p text:style-name="P1">X1 is at the top of x2</text:p>
            </text:list-item>
            <text:list-item>
              <text:p text:style-name="P1">X1 is on top of x2</text:p>
            </text:list-item>
            <text:list-item>
              <text:p text:style-name="P1"><text:span text:style-name="T5">lo Temal</text:span>: </text:p>
              <text:list>
                <text:list-item>
                  <text:p text:style-name="P3">Top</text:p>
                </text:list-item>
                <text:list-item>
                  <text:p text:style-name="P3">Cap, hat</text:p>
                </text:list-item>
                <text:list-item>
                  <text:p text:style-name="P4"><text:soft-page-break/>Head (?)</text:p>
                </text:list-item>
              </text:list>
            </text:list-item>
          </text:list>
        </text:list-item>
        <text:list-item>
          <text:p text:style-name="P6"><text:bookmark text:name="_5c796q3u9yg8"/>Wesa</text:p>
          <text:list>
            <text:list-item>
              <text:p text:style-name="P1">X1 faces outward from x2</text:p>
            </text:list-item>
            <text:list-item>
              <text:p text:style-name="P1">X1 moves out from, of x2</text:p>
            </text:list-item>
            <text:list-item>
              <text:p text:style-name="P1"><text:span text:style-name="T5">Wesa na</text:span>: X1 leaves x2</text:p>
            </text:list-item>
            <text:list-item>
              <text:p text:style-name="P2"><text:span text:style-name="T5">lo Wesa</text:span>: Face (of person, animal, shape)</text:p>
            </text:list-item>
          </text:list>
        </text:list-item>
        <text:list-item>
          <text:p text:style-name="P6"><text:bookmark text:name="_bb32zff3ep10"/>Ahau</text:p>
          <text:list>
            <text:list-item>
              <text:p text:style-name="P1">X1 is final</text:p>
            </text:list-item>
            <text:list-item>
              <text:p text:style-name="P1">X1 is done finally</text:p>
            </text:list-item>
            <text:list-item>
              <text:p text:style-name="P1">X1 does not change</text:p>
            </text:list-item>
            <text:list-item>
              <text:p text:style-name="P2"><text:span text:style-name="T5">→ X dipir go ahau, de Y</text:span>: X is the last (of) Y</text:p>
            </text:list-item>
          </text:list>
        </text:list-item>
        <text:list-item>
          <text:p text:style-name="P6"><text:bookmark text:name="_87hamxp6pot6"/>Aste</text:p>
          <text:list>
            <text:list-item>
              <text:p text:style-name="P2">X1 is (done) under, beneath, below x2</text:p>
            </text:list-item>
          </text:list>
        </text:list-item>
        <text:list-item>
          <text:p text:style-name="P6"><text:bookmark text:name="_7hk26610eoj7"/>Okei</text:p>
          <text:list>
            <text:list-item>
              <text:p text:style-name="P1">X1 is okay</text:p>
            </text:list-item>
            <text:list-item>
              <text:p text:style-name="P2">X2 finds x1 okay</text:p>
            </text:list-item>
          </text:list>
        </text:list-item>
        <text:list-item>
          <text:p text:style-name="P6"><text:bookmark text:name="_hsp8exjz9dpz"/>Kaxo</text:p>
          <text:list>
            <text:list-item>
              <text:p text:style-name="P2">Compared to x3, x1 is x2</text:p>
            </text:list-item>
          </text:list>
        </text:list-item>
        <text:list-item>
          <text:p text:style-name="P6"><text:bookmark text:name="_6bkt68jbxo7"/>Enga</text:p>
          <text:list>
            <text:list-item>
              <text:p text:style-name="P1">X1 obscures x2</text:p>
            </text:list-item>
            <text:list-item>
              <text:p text:style-name="P1">X1 is obscure</text:p>
            </text:list-item>
            <text:list-item>
              <text:p text:style-name="P1">X1 is unclear, ambiguous</text:p>
            </text:list-item>
            <text:list-item>
              <text:p text:style-name="P1">X1 is opaque</text:p>
            </text:list-item>
            <text:list-item>
              <text:p text:style-name="P2">X1 blocks x2 from being (done) by x3</text:p>
            </text:list-item>
          </text:list>
        </text:list-item>
        <text:list-item>
          <text:p text:style-name="P6"><text:bookmark text:name="_rwaoig2bz06o"/><text:soft-page-break/>Loxki</text:p>
          <text:list>
            <text:list-item>
              <text:p text:style-name="P1">X1 is logical, has logic</text:p>
            </text:list-item>
            <text:list-item>
              <text:p text:style-name="P2"><text:span text:style-name="T5">lo Loxki</text:span>: Logic</text:p>
            </text:list-item>
          </text:list>
        </text:list-item>
        <text:list-item>
          <text:p text:style-name="P6"><text:bookmark text:name="_3txynynodaof"/>Kjas</text:p>
          <text:list>
            <text:list-item>
              <text:p text:style-name="P1">X1 is true</text:p>
            </text:list-item>
            <text:list-item>
              <text:p text:style-name="P1">X1 is correct</text:p>
            </text:list-item>
            <text:list-item>
              <text:p text:style-name="P1">X1 is real</text:p>
            </text:list-item>
            <text:list-item>
              <text:p text:style-name="P2">X1 is verified by x2</text:p>
            </text:list-item>
          </text:list>
        </text:list-item>
        <text:list-item>
          <text:p text:style-name="P6"><text:bookmark text:name="_caj75305epf"/>Ganatju</text:p>
          <text:list>
            <text:list-item>
              <text:p text:style-name="P1">X1 is worthy of x2</text:p>
            </text:list-item>
            <text:list-item>
              <text:p text:style-name="P1">X1 is worthy, dignified</text:p>
            </text:list-item>
            <text:list-item>
              <text:p text:style-name="P1">X1 is worthy to x3</text:p>
            </text:list-item>
            <text:list-item>
              <text:p text:style-name="P1">X3 is proud of/to x1</text:p>
            </text:list-item>
            <text:list-item>
              <text:p text:style-name="P1"><text:span text:style-name="T5">lo Ganatju</text:span>: Dignity</text:p>
            </text:list-item>
            <text:list-item>
              <text:p text:style-name="P2"><text:span text:style-name="T5">Ganatju do</text:span>: Pride, adj. Proud</text:p>
            </text:list-item>
          </text:list>
        </text:list-item>
        <text:list-item>
          <text:p text:style-name="P6"><text:bookmark text:name="_stxn8pf2j0l9"/>Xuwa</text:p>
          <text:list>
            <text:list-item>
              <text:p text:style-name="P1">X1 wets x2</text:p>
            </text:list-item>
            <text:list-item>
              <text:p text:style-name="P2"><text:span text:style-name="T5">lo Xuwa</text:span>: Water</text:p>
            </text:list-item>
          </text:list>
        </text:list-item>
        <text:list-item>
          <text:p text:style-name="P6"><text:bookmark text:name="_plkrlhopmzen"/>Zandi</text:p>
          <text:list>
            <text:list-item>
              <text:p text:style-name="P1">X1 is new to x2</text:p>
            </text:list-item>
            <text:list-item>
              <text:p text:style-name="P1">X1 is recent</text:p>
            </text:list-item>
            <text:list-item>
              <text:p text:style-name="P1">X1 is new</text:p>
            </text:list-item>
            <text:list-item>
              <text:p text:style-name="P2"><text:span text:style-name="T5">lo Zandi</text:span>: News</text:p>
            </text:list-item>
          </text:list>
        </text:list-item>
        <text:list-item>
          <text:p text:style-name="P6"><text:bookmark text:name="_d573zovm7zcv"/>Sax</text:p>
          <text:list>
            <text:list-item>
              <text:p text:style-name="P1"><text:soft-page-break/>X1 is good, well, favorable to x2</text:p>
            </text:list-item>
            <text:list-item>
              <text:p text:style-name="P1">X2 finds x1 good, well, favorable</text:p>
            </text:list-item>
            <text:list-item>
              <text:p text:style-name="P1">X1 is done well</text:p>
            </text:list-item>
            <text:list-item>
              <text:p text:style-name="P1"><text:span text:style-name="T5">lo Sax</text:span>: (adj) Good</text:p>
            </text:list-item>
            <text:list-item>
              <text:p text:style-name="P2"><text:span text:style-name="T5">lo Meza go sax</text:span> (adj): Best</text:p>
            </text:list-item>
          </text:list>
        </text:list-item>
        <text:list-item>
          <text:p text:style-name="P6"><text:bookmark text:name="_kvl7hg3hjj0m"/>Huxi</text:p>
          <text:list>
            <text:list-item>
              <text:p text:style-name="P1">X1 is bad, poor, unfavorable to x2</text:p>
            </text:list-item>
            <text:list-item>
              <text:p text:style-name="P1">X2 finds x1 bad, poor, unfavorable</text:p>
            </text:list-item>
            <text:list-item>
              <text:p text:style-name="P1">X1 is done poorly</text:p>
            </text:list-item>
            <text:list-item>
              <text:p text:style-name="P2"><text:span text:style-name="T5">lo Huxi</text:span> (adj): Bad</text:p>
            </text:list-item>
          </text:list>
        </text:list-item>
        <text:list-item>
          <text:p text:style-name="P6"><text:bookmark text:name="_vlc788j1yj5s"/>Kajem</text:p>
          <text:list>
            <text:list-item>
              <text:p text:style-name="P1">X1 can be/have (done by) x2</text:p>
            </text:list-item>
            <text:list-item>
              <text:p text:style-name="P1">X1 may be/have (done by) x2</text:p>
            </text:list-item>
            <text:list-item>
              <text:p text:style-name="P2"><text:span text:style-name="T5">lo Kajem</text:span>: (adj) Possible</text:p>
            </text:list-item>
          </text:list>
        </text:list-item>
        <text:list-item>
          <text:p text:style-name="P6"><text:bookmark text:name="_xrcgjsejl9vv"/>Ju</text:p>
          <text:list>
            <text:list-item>
              <text:p text:style-name="P1">X1 is singular</text:p>
            </text:list-item>
            <text:list-item>
              <text:p text:style-name="P1">There is one of x1</text:p>
            </text:list-item>
            <text:list-item>
              <text:p text:style-name="P1">X1 is alone</text:p>
            </text:list-item>
            <text:list-item>
              <text:p text:style-name="P1">X1 is unique, special</text:p>
            </text:list-item>
            <text:list-item>
              <text:p text:style-name="P1">There is only x1</text:p>
            </text:list-item>
            <text:list-item>
              <text:p text:style-name="P1">Only x1 is done</text:p>
            </text:list-item>
            <text:list-item>
              <text:p text:style-name="P1">X1 is one of x2</text:p>
            </text:list-item>
            <text:list-item>
              <text:p text:style-name="P1"><text:span text:style-name="T5">lo Ju</text:span></text:p>
              <text:list>
                <text:list-item>
                  <text:p text:style-name="P3">One</text:p>
                </text:list-item>
                <text:list-item>
                  <text:p text:style-name="P4"><text:soft-page-break/>Unit</text:p>
                </text:list-item>
              </text:list>
            </text:list-item>
          </text:list>
        </text:list-item>
        <text:list-item>
          <text:p text:style-name="P6"><text:bookmark text:name="_j9rfii64e2y7"/>Ezo</text:p>
          <text:list>
            <text:list-item>
              <text:p text:style-name="P1">X1 is two</text:p>
            </text:list-item>
            <text:list-item>
              <text:p text:style-name="P1">X1 is a pair</text:p>
            </text:list-item>
            <text:list-item>
              <text:p text:style-name="P1">X1-s are a pair, come in pairs</text:p>
            </text:list-item>
            <text:list-item>
              <text:p text:style-name="P1">X1 is two of x2</text:p>
            </text:list-item>
            <text:list-item>
              <text:p text:style-name="P2"><text:span text:style-name="T5">lo Ezo</text:span>: Two</text:p>
            </text:list-item>
          </text:list>
        </text:list-item>
        <text:list-item>
          <text:p text:style-name="P6"><text:bookmark text:name="_z6o6n4dpeee"/>Nalux</text:p>
          <text:list>
            <text:list-item>
              <text:p text:style-name="P2">There are three of x1</text:p>
            </text:list-item>
          </text:list>
        </text:list-item>
        <text:list-item>
          <text:p text:style-name="P6"><text:bookmark text:name="_vgdx47o72y9l"/>Rati</text:p>
          <text:list>
            <text:list-item>
              <text:p text:style-name="P2">There are four of x1</text:p>
            </text:list-item>
          </text:list>
        </text:list-item>
        <text:list-item>
          <text:p text:style-name="P6"><text:bookmark text:name="_7p5mkgmvkb2t"/>Kweme</text:p>
          <text:list>
            <text:list-item>
              <text:p text:style-name="P2">There are five of x1</text:p>
            </text:list-item>
          </text:list>
        </text:list-item>
        <text:list-item>
          <text:p text:style-name="P6"><text:bookmark text:name="_nlt0frotuuis"/>Silta</text:p>
          <text:list>
            <text:list-item>
              <text:p text:style-name="P2">There are six of x1</text:p>
            </text:list-item>
          </text:list>
        </text:list-item>
        <text:list-item>
          <text:p text:style-name="P6"><text:bookmark text:name="_yl5j9mpz2dh0"/>Xibeta</text:p>
          <text:list>
            <text:list-item>
              <text:p text:style-name="P2">There are seven of x1</text:p>
            </text:list-item>
          </text:list>
        </text:list-item>
        <text:list-item>
          <text:p text:style-name="P6"><text:bookmark text:name="_wvird1kvgvtq"/>Fafer</text:p>
          <text:list>
            <text:list-item>
              <text:p text:style-name="P2">There are eight of x1</text:p>
            </text:list-item>
          </text:list>
        </text:list-item>
        <text:list-item>
          <text:p text:style-name="P6"><text:bookmark text:name="_l8wfnachd9nm"/>Ambus</text:p>
          <text:list>
            <text:list-item>
              <text:p text:style-name="P2">There are nine of x1</text:p>
            </text:list-item>
          </text:list>
        </text:list-item>
        <text:list-item>
          <text:p text:style-name="P6"><text:bookmark text:name="_5fh10ka6ce9a"/>Gomol</text:p>
          <text:list>
            <text:list-item>
              <text:p text:style-name="P2">There are ten of x1</text:p>
            </text:list-item>
          </text:list>
        </text:list-item>
        <text:list-item>
          <text:p text:style-name="P6"><text:bookmark text:name="_jgdegf1hoz9g"/>Biju</text:p>
          <text:list>
            <text:list-item>
              <text:p text:style-name="P2"><text:soft-page-break/>There are a hundred of x1</text:p>
            </text:list-item>
          </text:list>
        </text:list-item>
        <text:list-item>
          <text:p text:style-name="P6"><text:bookmark text:name="_31tcwvaexfh0"/>Falen</text:p>
          <text:list>
            <text:list-item>
              <text:p text:style-name="P2">There are a thousand of x1 </text:p>
            </text:list-item>
          </text:list>
        </text:list-item>
        <text:list-item>
          <text:p text:style-name="P6"><text:bookmark text:name="_gwnntg2fx05m"/>Dogan</text:p>
          <text:list>
            <text:list-item>
              <text:p text:style-name="P1">X1 has knowledge of x2</text:p>
            </text:list-item>
            <text:list-item>
              <text:p text:style-name="P1">X1 knows of, about x2</text:p>
            </text:list-item>
            <text:list-item>
              <text:p text:style-name="P1">X1 learned of, about x2 from x3</text:p>
            </text:list-item>
            <text:list-item>
              <text:p text:style-name="P1"><text:span text:style-name="T5">lo Dogan</text:span> (adj): Smart</text:p>
            </text:list-item>
            <text:list-item>
              <text:p text:style-name="P2"><text:span text:style-name="T5">Dogan lo</text:span> (adj): Known</text:p>
            </text:list-item>
          </text:list>
        </text:list-item>
        <text:list-item>
          <text:p text:style-name="P6"><text:bookmark text:name="_ntyc5zkc1kp3"/>Hofte</text:p>
          <text:list>
            <text:list-item>
              <text:p text:style-name="P1">X1 understands x2</text:p>
            </text:list-item>
            <text:list-item>
              <text:p text:style-name="P1">X1 comprehends x2</text:p>
            </text:list-item>
            <text:list-item>
              <text:p text:style-name="P2">X1 knows how to (do) x2</text:p>
            </text:list-item>
          </text:list>
        </text:list-item>
        <text:list-item>
          <text:p text:style-name="P6"><text:bookmark text:name="_9vma1wu4ycts"/>Din</text:p>
          <text:list>
            <text:list-item>
              <text:p text:style-name="P1">X1 is (done) at x2</text:p>
            </text:list-item>
            <text:list-item>
              <text:p text:style-name="P1">X1 is (done) by x2</text:p>
            </text:list-item>
            <text:list-item>
              <text:p text:style-name="P1">X1 is (done) near, nearby (to) x2</text:p>
            </text:list-item>
            <text:list-item>
              <text:p text:style-name="P1">X1 is (done) where x2 is, happens</text:p>
            </text:list-item>
            <text:list-item>
              <text:p text:style-name="P1">→ <text:span text:style-name="T5">lo Din X</text:span>: Place of X</text:p>
            </text:list-item>
            <text:list-item>
              <text:p text:style-name="P2"><text:span text:style-name="T5">→ Xol din X?</text:span>: Where is X?</text:p>
            </text:list-item>
          </text:list>
        </text:list-item>
        <text:list-item>
          <text:p text:style-name="P6"><text:bookmark text:name="_bw0rnulnaqad"/>Mandi</text:p>
          <text:list>
            <text:list-item>
              <text:p text:style-name="P1">X1 is slowed by x2</text:p>
            </text:list-item>
            <text:list-item>
              <text:p text:style-name="P1">X1 is (done) slow(ly)</text:p>
            </text:list-item>
            <text:list-item>
              <text:p text:style-name="P2"><text:span text:style-name="T5">lo Manti</text:span> (adj): Slow</text:p>
            </text:list-item>
          </text:list>
        </text:list-item>
        <text:list-item>
          <text:p text:style-name="P6"><text:bookmark text:name="_56z6t55rw3pc"/><text:soft-page-break/>Sabali</text:p>
          <text:list>
            <text:list-item>
              <text:p text:style-name="P2">X1 is north of x2</text:p>
            </text:list-item>
          </text:list>
        </text:list-item>
        <text:list-item>
          <text:p text:style-name="P6"><text:bookmark text:name="_d31y6e9d80wh"/>Hije</text:p>
          <text:list>
            <text:list-item>
              <text:p text:style-name="P2">X1 is east of x2</text:p>
            </text:list-item>
          </text:list>
        </text:list-item>
        <text:list-item>
          <text:p text:style-name="P6"><text:bookmark text:name="_az0lnq11zjnc"/>Fjehi</text:p>
          <text:list>
            <text:list-item>
              <text:p text:style-name="P2">X1 is west of x2</text:p>
            </text:list-item>
          </text:list>
        </text:list-item>
        <text:list-item>
          <text:p text:style-name="P6"><text:bookmark text:name="_p082q9ljjf5g"/>Junse</text:p>
          <text:list>
            <text:list-item>
              <text:p text:style-name="P2">X1 is south of x2</text:p>
            </text:list-item>
          </text:list>
        </text:list-item>
        <text:list-item>
          <text:p text:style-name="P6"><text:bookmark text:name="_xsxq2ub03qw1"/>Haufi</text:p>
          <text:list>
            <text:list-item>
              <text:p text:style-name="P1">X1 costs x2</text:p>
            </text:list-item>
            <text:list-item>
              <text:p text:style-name="P1">X1 is worth (as much as) x2</text:p>
            </text:list-item>
            <text:list-item>
              <text:p text:style-name="P1"><text:span text:style-name="T5">Haufi na</text:span>: X1-s cost the same</text:p>
            </text:list-item>
            <text:list-item>
              <text:p text:style-name="P2"><text:span text:style-name="T5">Haufi lo</text:span>: Price, cost</text:p>
            </text:list-item>
          </text:list>
        </text:list-item>
        <text:list-item>
          <text:p text:style-name="P6"><text:bookmark text:name="_m41rr6by48g4"/>Hutura</text:p>
          <text:list>
            <text:list-item>
              <text:p text:style-name="P1">X1 takes a picture of x2</text:p>
            </text:list-item>
            <text:list-item>
              <text:p text:style-name="P1"><text:span text:style-name="T5">lo Hutura</text:span>: Camera</text:p>
            </text:list-item>
            <text:list-item>
              <text:p text:style-name="P2"><text:span text:style-name="T5">Hutura lo</text:span>: Picture, Image</text:p>
            </text:list-item>
          </text:list>
        </text:list-item>
        <text:list-item>
          <text:p text:style-name="P6"><text:bookmark text:name="_1genxapmqbmy"/>Lenda</text:p>
          <text:list>
            <text:list-item>
              <text:p text:style-name="P1">X1 is found by x2</text:p>
            </text:list-item>
            <text:list-item>
              <text:p text:style-name="P2">X1 is discovered by x2</text:p>
            </text:list-item>
          </text:list>
        </text:list-item>
        <text:list-item>
          <text:p text:style-name="P6"><text:bookmark text:name="_dwqbnmj3j6gw"/>Pjanta</text:p>
          <text:list>
            <text:list-item>
              <text:p text:style-name="P1">X1 is flattened by x2</text:p>
            </text:list-item>
            <text:list-item>
              <text:p text:style-name="P2"><text:span text:style-name="T5">lo Pjanta</text:span> (adj): Flat</text:p>
            </text:list-item>
          </text:list>
        </text:list-item>
        <text:list-item>
          <text:p text:style-name="P6"><text:bookmark text:name="_8b7q3ilihjhl"/>Fel</text:p>
          <text:list>
            <text:list-item>
              <text:p text:style-name="P1"><text:soft-page-break/>X1 is (done) inside of x2</text:p>
            </text:list-item>
            <text:list-item>
              <text:p text:style-name="P2">X1 is (done) in x2</text:p>
            </text:list-item>
          </text:list>
        </text:list-item>
        <text:list-item>
          <text:p text:style-name="P6"><text:bookmark text:name="_jf81m2spw1yn"/>Zango</text:p>
          <text:list>
            <text:list-item>
              <text:p text:style-name="P1">X1 dwells, resides, lives in/on x2</text:p>
            </text:list-item>
            <text:list-item>
              <text:p text:style-name="P1">(When x2 is a place/region) X1 is from x2</text:p>
            </text:list-item>
            <text:list-item>
              <text:p text:style-name="P2"><text:span text:style-name="T5">Zango lo</text:span>: Home</text:p>
            </text:list-item>
          </text:list>
        </text:list-item>
        <text:list-item>
          <text:p text:style-name="P6"><text:bookmark text:name="_dhzv5f74idew"/>Zabla</text:p>
          <text:list>
            <text:list-item>
              <text:p text:style-name="P1">X1 cooks, bakes, fires, etc x2</text:p>
            </text:list-item>
            <text:list-item>
              <text:p text:style-name="P2"><text:span text:style-name="T5">Zabla na</text:span>: X2 cooks in/on x1</text:p>
            </text:list-item>
          </text:list>
        </text:list-item>
        <text:list-item>
          <text:p text:style-name="P6"><text:bookmark text:name="_pvpa2bgefs0c"/>Kido</text:p>
          <text:list>
            <text:list-item>
              <text:p text:style-name="P1">X1 eats x2</text:p>
            </text:list-item>
            <text:list-item>
              <text:p text:style-name="P2"><text:span text:style-name="T5">Kido lo</text:span>: Food</text:p>
            </text:list-item>
          </text:list>
        </text:list-item>
        <text:list-item>
          <text:p text:style-name="P6"><text:bookmark text:name="_smm6m0femh76"/>Golnas</text:p>
          <text:list>
            <text:list-item>
              <text:p text:style-name="P1">X1 melts into x2</text:p>
            </text:list-item>
            <text:list-item>
              <text:p text:style-name="P1">X1 melts, creating x2</text:p>
            </text:list-item>
            <text:list-item>
              <text:p text:style-name="P2">X1 melts</text:p>
            </text:list-item>
          </text:list>
        </text:list-item>
        <text:list-item>
          <text:p text:style-name="P6"><text:bookmark text:name="_ppvpodrzh612"/>Sapri</text:p>
          <text:list>
            <text:list-item>
              <text:p text:style-name="P1">X1 is small, a little</text:p>
            </text:list-item>
            <text:list-item>
              <text:p text:style-name="P1">X1 happens a little, kind of</text:p>
            </text:list-item>
            <text:list-item>
              <text:p text:style-name="P1">X1 is some, a portion of x2 (like <text:span text:style-name="T5">ikou</text:span>)</text:p>
            </text:list-item>
            <text:list-item>
              <text:p text:style-name="P1"><text:span text:style-name="T5">lo Sapri</text:span></text:p>
              <text:list>
                <text:list-item>
                  <text:p text:style-name="P3">(adj) Small, little, (cute)</text:p>
                </text:list-item>
                <text:list-item>
                  <text:p text:style-name="P3">A little</text:p>
                </text:list-item>
              </text:list>
            </text:list-item>
            <text:list-item>
              <text:p text:style-name="P2">→ <text:span text:style-name="T5">lo Sapri maho X</text:span>: Sometimes X</text:p>
            </text:list-item>
          </text:list>
        </text:list-item>
        <text:list-item>
          <text:p text:style-name="P6"><text:bookmark text:name="_jjlzm56vq0pr"/><text:soft-page-break/>Intar</text:p>
          <text:list>
            <text:list-item>
              <text:p text:style-name="P1">X1 is bought, purchased by x2 for x3</text:p>
            </text:list-item>
            <text:list-item>
              <text:p text:style-name="P1">X2 buys x1 for x3</text:p>
            </text:list-item>
            <text:list-item>
              <text:p text:style-name="P2"><text:span text:style-name="T5">lo Intar</text:span>: Purchase</text:p>
            </text:list-item>
          </text:list>
        </text:list-item>
        <text:list-item>
          <text:p text:style-name="P6"><text:bookmark text:name="_k0neyai86dsf"/>Sekan</text:p>
          <text:list>
            <text:list-item>
              <text:p text:style-name="P1">X1 watches x2</text:p>
            </text:list-item>
            <text:list-item>
              <text:p text:style-name="P1">X1 views x2</text:p>
            </text:list-item>
            <text:list-item>
              <text:p text:style-name="P2"><text:span text:style-name="T5">Sekan lo</text:span>: Video</text:p>
            </text:list-item>
          </text:list>
        </text:list-item>
        <text:list-item>
          <text:p text:style-name="P6"><text:bookmark text:name="_wdk0nots6nis"/>Jada</text:p>
          <text:list>
            <text:list-item>
              <text:p text:style-name="P1">X1 happens now</text:p>
            </text:list-item>
            <text:list-item>
              <text:p text:style-name="P1">X1 happens close to x2 (<text:span text:style-name="T5">specifically for time; pren can also be used</text:span>)</text:p>
            </text:list-item>
            <text:list-item>
              <text:p text:style-name="P2">X1 is about to happen</text:p>
            </text:list-item>
          </text:list>
        </text:list-item>
        <text:list-item>
          <text:p text:style-name="P6"><text:bookmark text:name="_9wtgyfk8ewz"/>Letu</text:p>
          <text:list>
            <text:list-item>
              <text:p text:style-name="P1">X1 must be done by x3 in order to x2</text:p>
            </text:list-item>
            <text:list-item>
              <text:p text:style-name="P1">In order to (do) x2, x1 must be done by x3</text:p>
            </text:list-item>
            <text:list-item>
              <text:p text:style-name="P1">X1 was/will be done by x3 in order to (do) x2</text:p>
            </text:list-item>
            <text:list-item>
              <text:p text:style-name="P1">X3 will do/did/does x1 so that x2 (happens)</text:p>
            </text:list-item>
            <text:list-item>
              <text:p text:style-name="P2">X1 (happens), so x2 (happens).</text:p>
            </text:list-item>
          </text:list>
        </text:list-item>
        <text:list-item>
          <text:p text:style-name="P6"><text:bookmark text:name="_bfeluved2k8p"/>Nos</text:p>
          <text:list>
            <text:list-item>
              <text:p text:style-name="P1">X1 is received by x2 </text:p>
            </text:list-item>
            <text:list-item>
              <text:p text:style-name="P1">X2 gets, gains x1 from x3</text:p>
            </text:list-item>
            <text:list-item>
              <text:p text:style-name="P1">X3 gives x2 to x1</text:p>
            </text:list-item>
            <text:list-item>
              <text:p text:style-name="P2"><text:span text:style-name="T5">lo Nos</text:span>: Gain, advantage</text:p>
            </text:list-item>
          </text:list>
        </text:list-item>
        <text:list-item>
          <text:p text:style-name="P6"><text:bookmark text:name="_mxo2fxesxww5"/>Raide</text:p>
          <text:list>
            <text:list-item>
              <text:p text:style-name="P1"><text:soft-page-break/>X1 returns </text:p>
            </text:list-item>
            <text:list-item>
              <text:p text:style-name="P1">X1 responds, answers</text:p>
            </text:list-item>
            <text:list-item>
              <text:p text:style-name="P1">X1 is (done) again</text:p>
            </text:list-item>
            <text:list-item>
              <text:p text:style-name="P1"><text:span text:style-name="T5">lo Raide</text:span></text:p>
              <text:list>
                <text:list-item>
                  <text:p text:style-name="P3">Response, answer</text:p>
                </text:list-item>
                <text:list-item>
                  <text:p text:style-name="P4">Return</text:p>
                </text:list-item>
              </text:list>
            </text:list-item>
          </text:list>
        </text:list-item>
        <text:list-item>
          <text:p text:style-name="P6"><text:bookmark text:name="_z8cf3klrdy1h"/>Xairas</text:p>
          <text:list>
            <text:list-item>
              <text:p text:style-name="P1">X1 is the main x2 of x3</text:p>
            </text:list-item>
            <text:list-item>
              <text:p text:style-name="P2">X1 is the main element, part, instance of x3</text:p>
            </text:list-item>
          </text:list>
        </text:list-item>
        <text:list-item>
          <text:p text:style-name="P6"><text:bookmark text:name="_syoky4kn9a7i"/>Zotja</text:p>
          <text:list>
            <text:list-item>
              <text:p text:style-name="P1">There are various x1(-s)</text:p>
            </text:list-item>
            <text:list-item>
              <text:p text:style-name="P1">X1-s are varied, various, different</text:p>
            </text:list-item>
            <text:list-item>
              <text:p text:style-name="P1">X1 is different to x2</text:p>
            </text:list-item>
            <text:list-item>
              <text:p text:style-name="P1">X1 is distinguished from x2 by x3</text:p>
            </text:list-item>
            <text:list-item>
              <text:p text:style-name="P1">X1 is distinguished from x2</text:p>
            </text:list-item>
            <text:list-item>
              <text:p text:style-name="P1"><text:span text:style-name="T5">lo Zotja</text:span></text:p>
              <text:list>
                <text:list-item>
                  <text:p text:style-name="P3">(adj) Different, Other</text:p>
                </text:list-item>
                <text:list-item>
                  <text:p text:style-name="P3">Distinction</text:p>
                </text:list-item>
              </text:list>
            </text:list-item>
            <text:list-item>
              <text:p text:style-name="P2">→ <text:span text:style-name="T5">lo Zotja la</text:span>: Same, Regular</text:p>
            </text:list-item>
          </text:list>
        </text:list-item>
        <text:list-item>
          <text:p text:style-name="P6"><text:bookmark text:name="_sov1kqka1auy"/>Krasa</text:p>
          <text:list>
            <text:list-item>
              <text:p text:style-name="P1">X1 is almost all of x2</text:p>
            </text:list-item>
            <text:list-item>
              <text:p text:style-name="P1">X1 is most of x2</text:p>
            </text:list-item>
            <text:list-item>
              <text:p text:style-name="P1">X1 is the majority of x2</text:p>
            </text:list-item>
            <text:list-item>
              <text:p text:style-name="P1"><text:span text:style-name="T5">lo Krasa</text:span>: (The) Majority</text:p>
            </text:list-item>
            <text:list-item>
              <text:p text:style-name="P2"><text:soft-page-break/>→ <text:span text:style-name="T5">lo Krasa X</text:span>: The majority of X</text:p>
            </text:list-item>
          </text:list>
        </text:list-item>
        <text:list-item>
          <text:p text:style-name="P6"><text:bookmark text:name="_93oc4efd9wcj"/>Karmi</text:p>
          <text:list>
            <text:list-item>
              <text:p text:style-name="P1">X1 is at, in the center of x2</text:p>
            </text:list-item>
            <text:list-item>
              <text:p text:style-name="P1">X1 is centered on, around x2</text:p>
            </text:list-item>
            <text:list-item>
              <text:p text:style-name="P2"><text:span text:style-name="T5">lo Karmi</text:span>: Center</text:p>
            </text:list-item>
          </text:list>
        </text:list-item>
        <text:list-item>
          <text:p text:style-name="P6"><text:bookmark text:name="_hvwkwgpc0xmv"/>Xaze</text:p>
          <text:list>
            <text:list-item>
              <text:p text:style-name="P1">X1 thanks x2</text:p>
            </text:list-item>
            <text:list-item>
              <text:p text:style-name="P1">X1 is grateful for x2’s x3</text:p>
            </text:list-item>
            <text:list-item>
              <text:p text:style-name="P1">X1 is grateful for x2 doing x3</text:p>
            </text:list-item>
            <text:list-item>
              <text:p text:style-name="P2"><text:span text:style-name="T5">→ Xaze ti!</text:span>: Thank you!</text:p>
            </text:list-item>
          </text:list>
        </text:list-item>
        <text:list-item>
          <text:p text:style-name="P6"><text:bookmark text:name="_mofloqsuurb"/>Djako</text:p>
          <text:list>
            <text:list-item>
              <text:p text:style-name="P1">X1 is taught by x2 to x3</text:p>
            </text:list-item>
            <text:list-item>
              <text:p text:style-name="P1">X2 teaches x1 to x3</text:p>
            </text:list-item>
            <text:list-item>
              <text:p text:style-name="P1"><text:span text:style-name="T5">lo Djako</text:span>: Lesson</text:p>
            </text:list-item>
            <text:list-item>
              <text:p text:style-name="P1"><text:span text:style-name="T5">Djako lo</text:span>: Teacher</text:p>
            </text:list-item>
            <text:list-item>
              <text:p text:style-name="P2"><text:span text:style-name="T5">Djako do</text:span> (?): Student</text:p>
            </text:list-item>
          </text:list>
        </text:list-item>
        <text:list-item>
          <text:p text:style-name="P6"><text:bookmark text:name="_7cdi05peglb"/>Sjeno</text:p>
          <text:list>
            <text:list-item>
              <text:p text:style-name="P1">X1 sounds, makes the sound (of) x2</text:p>
            </text:list-item>
            <text:list-item>
              <text:p text:style-name="P1">X1 pronounces the sound x2</text:p>
            </text:list-item>
            <text:list-item>
              <text:p text:style-name="P1">X1 makes sound, noise</text:p>
            </text:list-item>
            <text:list-item>
              <text:p text:style-name="P1"><text:span text:style-name="T5">Sjeno lo</text:span>: </text:p>
              <text:list>
                <text:list-item>
                  <text:p text:style-name="P3">Sound, noise</text:p>
                </text:list-item>
                <text:list-item>
                  <text:p text:style-name="P3">Pronunciation</text:p>
                </text:list-item>
                <text:list-item>
                  <text:p text:style-name="P4">(adj) Loud</text:p>
                </text:list-item>
              </text:list>
            </text:list-item>
          </text:list>
        </text:list-item>
        <text:list-item>
          <text:p text:style-name="P6"><text:bookmark text:name="_hek9jqlpaj1i"/><text:soft-page-break/>Otol</text:p>
          <text:list>
            <text:list-item>
              <text:p text:style-name="P1">X1 is listed by x2</text:p>
            </text:list-item>
            <text:list-item>
              <text:p text:style-name="P2"><text:span text:style-name="T5">lo Otol</text:span>: List</text:p>
            </text:list-item>
          </text:list>
        </text:list-item>
        <text:list-item>
          <text:p text:style-name="P6"><text:bookmark text:name="_vikolxdmel4u"/>Xurti</text:p>
          <text:list>
            <text:list-item>
              <text:p text:style-name="P1">X1 is in x2 order (like <text:span text:style-name="T5">alphabetical order</text:span>)</text:p>
            </text:list-item>
            <text:list-item>
              <text:p text:style-name="P1">X1 is put in x2 order by x3</text:p>
            </text:list-item>
            <text:list-item>
              <text:p text:style-name="P1">X1 is in order, is orderly</text:p>
            </text:list-item>
            <text:list-item>
              <text:p text:style-name="P2"><text:span text:style-name="T5">lo Xurti</text:span>: Order</text:p>
            </text:list-item>
          </text:list>
        </text:list-item>
        <text:list-item>
          <text:p text:style-name="P6"><text:bookmark text:name="_p3ll3pbtfob1"/>Pwel</text:p>
          <text:list>
            <text:list-item>
              <text:p text:style-name="P1">(For, on, in) Each x1, x2 happens</text:p>
            </text:list-item>
            <text:list-item>
              <text:p text:style-name="P1">X2 is (done) (for, on, in) each x1</text:p>
            </text:list-item>
            <text:list-item>
              <text:p text:style-name="P2">X2 happens x1 time(s)</text:p>
            </text:list-item>
          </text:list>
        </text:list-item>
        <text:list-item>
          <text:p text:style-name="P6"><text:bookmark text:name="_gnw0dwns0a2u"/>Rai</text:p>
          <text:list>
            <text:list-item>
              <text:p text:style-name="P1">X1 is any one of x2</text:p>
            </text:list-item>
            <text:list-item>
              <text:p text:style-name="P1">X1-s are any of x2</text:p>
            </text:list-item>
            <text:list-item>
              <text:p text:style-name="P1"><text:span text:style-name="T5">→ X rai la Y</text:span>: X is none of Y</text:p>
            </text:list-item>
            <text:list-item>
              <text:p text:style-name="P1"><text:span text:style-name="T5">lo Rai</text:span></text:p>
              <text:list>
                <text:list-item>
                  <text:p text:style-name="P3">Anything, Anyone</text:p>
                </text:list-item>
                <text:list-item>
                  <text:p text:style-name="P3">Something, Someone</text:p>
                </text:list-item>
                <text:list-item>
                  <text:p text:style-name="P3">→ <text:span text:style-name="T5">lo Rai la</text:span>: Nothing</text:p>
                </text:list-item>
                <text:list-item>
                  <text:p text:style-name="P4">→ <text:span text:style-name="T5">lo Rai la X</text:span>: None of X</text:p>
                </text:list-item>
              </text:list>
            </text:list-item>
          </text:list>
        </text:list-item>
        <text:list-item>
          <text:p text:style-name="P6"><text:bookmark text:name="_ecyjlcpxhtvm"/>Glami</text:p>
          <text:list>
            <text:list-item>
              <text:p text:style-name="P1">X1 is frozen by x2</text:p>
            </text:list-item>
            <text:list-item>
              <text:p text:style-name="P1">X1 freezes, is frozen</text:p>
            </text:list-item>
            <text:list-item>
              <text:p text:style-name="P1"><text:soft-page-break/><text:span text:style-name="T5">lo Glami</text:span></text:p>
              <text:list>
                <text:list-item>
                  <text:p text:style-name="P3">(adj) Frozen</text:p>
                </text:list-item>
                <text:list-item>
                  <text:p text:style-name="P3">Ice</text:p>
                </text:list-item>
              </text:list>
            </text:list-item>
            <text:list-item>
              <text:p text:style-name="P1"><text:span text:style-name="T5">Glami lo</text:span></text:p>
              <text:list>
                <text:list-item>
                  <text:p text:style-name="P4">Ice</text:p>
                </text:list-item>
              </text:list>
            </text:list-item>
          </text:list>
        </text:list-item>
        <text:list-item>
          <text:p text:style-name="P6"><text:bookmark text:name="_3rvldy76c79"/>Fanjas</text:p>
          <text:list>
            <text:list-item>
              <text:p text:style-name="P1">X1 smells x2</text:p>
            </text:list-item>
            <text:list-item>
              <text:p text:style-name="P2"><text:span text:style-name="T5">lo Fanjas</text:span>: Nose</text:p>
            </text:list-item>
          </text:list>
        </text:list-item>
        <text:list-item>
          <text:p text:style-name="P6"><text:bookmark text:name="_ekkqk0qnm1q5"/>Ardu</text:p>
          <text:list>
            <text:list-item>
              <text:p text:style-name="P1">X1 hears x2</text:p>
            </text:list-item>
            <text:list-item>
              <text:p text:style-name="P1">X1 listens to x2</text:p>
            </text:list-item>
            <text:list-item>
              <text:p text:style-name="P1"><text:span text:style-name="T5">lo Ardu</text:span>: Ear</text:p>
            </text:list-item>
            <text:list-item>
              <text:p text:style-name="P1"><text:span text:style-name="T5">Ardu lo</text:span></text:p>
              <text:list>
                <text:list-item>
                  <text:p text:style-name="P3">Music, song</text:p>
                </text:list-item>
                <text:list-item>
                  <text:p text:style-name="P4">Sound, noise</text:p>
                </text:list-item>
              </text:list>
            </text:list-item>
          </text:list>
        </text:list-item>
        <text:list-item>
          <text:p text:style-name="P6"><text:bookmark text:name="_67sp4sq4qoci"/>Lixe</text:p>
          <text:list>
            <text:list-item>
              <text:p text:style-name="P1">X1 tastes x2</text:p>
            </text:list-item>
            <text:list-item>
              <text:p text:style-name="P2"><text:span text:style-name="T5">lo Lixe</text:span>: Tongue</text:p>
            </text:list-item>
          </text:list>
        </text:list-item>
        <text:list-item>
          <text:p text:style-name="P6"><text:bookmark text:name="_tepo9bsym9gm"/>Izus</text:p>
          <text:list>
            <text:list-item>
              <text:p text:style-name="P1">X1 points at x2</text:p>
            </text:list-item>
            <text:list-item>
              <text:p text:style-name="P1"><text:span text:style-name="T5">lo Izus</text:span>: </text:p>
              <text:list>
                <text:list-item>
                  <text:p text:style-name="P3">Finger</text:p>
                </text:list-item>
                <text:list-item>
                  <text:p text:style-name="P3">Pointer</text:p>
                </text:list-item>
                <text:list-item>
                  <text:p text:style-name="P4">Arrow</text:p>
                </text:list-item>
              </text:list>
            </text:list-item>
          </text:list>
        </text:list-item>
        <text:list-item>
          <text:p text:style-name="P6"><text:bookmark text:name="_yvri3mplk15r"/><text:soft-page-break/>Aida</text:p>
          <text:list>
            <text:list-item>
              <text:p text:style-name="P1">X1 (actively) carries x2</text:p>
            </text:list-item>
            <text:list-item>
              <text:p text:style-name="P1">X1 holds (up) x2</text:p>
            </text:list-item>
            <text:list-item>
              <text:p text:style-name="P1">*For “passive” carrying, use <text:span text:style-name="T5">Jam</text:span>.</text:p>
            </text:list-item>
            <text:list-item>
              <text:p text:style-name="P2"><text:span text:style-name="T5">lo Aida</text:span>: Hand, Arm</text:p>
            </text:list-item>
          </text:list>
        </text:list-item>
        <text:list-item>
          <text:p text:style-name="P6"><text:bookmark text:name="_k2giaztm2y5p"/>Zama</text:p>
          <text:list>
            <text:list-item>
              <text:p text:style-name="P1">X1 combs, brushes x2</text:p>
            </text:list-item>
            <text:list-item>
              <text:p text:style-name="P1"><text:span text:style-name="T5">lo Zama</text:span>: Comb, brush</text:p>
            </text:list-item>
            <text:list-item>
              <text:p text:style-name="P2"><text:span text:style-name="T5">Zama lo</text:span>: Hair</text:p>
            </text:list-item>
          </text:list>
        </text:list-item>
        <text:list-item>
          <text:p text:style-name="P6"><text:bookmark text:name="_yul17hrr5wqj"/>Finxa</text:p>
          <text:list>
            <text:list-item>
              <text:p text:style-name="P1">X1 is crafted by x2</text:p>
            </text:list-item>
            <text:list-item>
              <text:p text:style-name="P1"><text:span text:style-name="T5">lo Finxa</text:span>: Art </text:p>
            </text:list-item>
            <text:list-item>
              <text:p text:style-name="P1"><text:span text:style-name="T5">Finxa lo</text:span>: Artist</text:p>
            </text:list-item>
            <text:list-item>
              <text:p text:style-name="P1"><text:span text:style-name="T5">→ lo Finxa sjeno lo</text:span>: Music</text:p>
            </text:list-item>
            <text:list-item>
              <text:p text:style-name="P2">→ <text:span text:style-name="T5">lo Finxa go maze</text:span>: Acting; Performance Art</text:p>
            </text:list-item>
          </text:list>
        </text:list-item>
        <text:list-item>
          <text:p text:style-name="P6"><text:bookmark text:name="_rthqmug4xby9"/>Maze</text:p>
          <text:list>
            <text:list-item>
              <text:p text:style-name="P1">X1 deceives x2</text:p>
            </text:list-item>
            <text:list-item>
              <text:p text:style-name="P1">X1 acts like, as x2</text:p>
            </text:list-item>
            <text:list-item>
              <text:p text:style-name="P1"><text:span text:style-name="T5">lo Maze</text:span>:</text:p>
              <text:list>
                <text:list-item>
                  <text:p text:style-name="P3">Deception, lie</text:p>
                </text:list-item>
                <text:list-item>
                  <text:p text:style-name="P3">Acting</text:p>
                </text:list-item>
              </text:list>
            </text:list-item>
            <text:list-item>
              <text:p text:style-name="P1"><text:span text:style-name="T5">Maze lo</text:span>:</text:p>
              <text:list>
                <text:list-item>
                  <text:p text:style-name="P3">Fool</text:p>
                </text:list-item>
                <text:list-item>
                  <text:p text:style-name="P3">Character</text:p>
                </text:list-item>
                <text:list-item>
                  <text:p text:style-name="P3"><text:soft-page-break/>Manner, Way</text:p>
                </text:list-item>
                <text:list-item>
                  <text:p text:style-name="P4">→ <text:span text:style-name="T5">Xim xe X (he) maze lo?</text:span>: How does X?</text:p>
                </text:list-item>
              </text:list>
            </text:list-item>
          </text:list>
        </text:list-item>
        <text:list-item>
          <text:p text:style-name="P6"><text:bookmark text:name="_9s4smqo8vwl0"/>Parxo</text:p>
          <text:list>
            <text:list-item>
              <text:p text:style-name="P1">X1 looks for x2 in x3</text:p>
            </text:list-item>
            <text:list-item>
              <text:p text:style-name="P1">X1 searches for x2 in x3</text:p>
            </text:list-item>
            <text:list-item>
              <text:p text:style-name="P1">*The x3 parameter is used for a source (searching <text:span text:style-name="T5">in a book</text:span>, <text:span text:style-name="T5">on the internet</text:span>, etc), not a location.</text:p>
            </text:list-item>
            <text:list-item>
              <text:p text:style-name="P2"><text:span text:style-name="T5">lo Parxo</text:span>: Search (<text:span text:style-name="T5">parxo</text:span> by itself can also be used)</text:p>
            </text:list-item>
          </text:list>
        </text:list-item>
        <text:list-item>
          <text:p text:style-name="P6"><text:bookmark text:name="_ejr1u0p3xnau"/>Endu</text:p>
          <text:list>
            <text:list-item>
              <text:p text:style-name="P1">X1 goes the same direction as x2</text:p>
            </text:list-item>
            <text:list-item>
              <text:p text:style-name="P1">X1 is, goes with x2</text:p>
            </text:list-item>
            <text:list-item>
              <text:p text:style-name="P2"><text:span text:style-name="T5">Endu la</text:span>: Against</text:p>
            </text:list-item>
          </text:list>
        </text:list-item>
        <text:list-item>
          <text:p text:style-name="P6"><text:bookmark text:name="_iaqhcszbxlqj"/>Aum</text:p>
          <text:list>
            <text:list-item>
              <text:p text:style-name="P1">X1 is x2 or x3</text:p>
            </text:list-item>
            <text:list-item>
              <text:p text:style-name="P1">X2 or x3 happens</text:p>
            </text:list-item>
            <text:list-item>
              <text:p text:style-name="P1">(X1 is any of x2 or x3)</text:p>
            </text:list-item>
            <text:list-item>
              <text:p text:style-name="P2"><text:span text:style-name="T5">Aum la</text:span>: Nor</text:p>
            </text:list-item>
          </text:list>
        </text:list-item>
        <text:list-item>
          <text:p text:style-name="P6"><text:bookmark text:name="_ih3xiyfotfni"/>Hari</text:p>
          <text:list>
            <text:list-item>
              <text:p text:style-name="P1">X1 breathes (in) x2</text:p>
            </text:list-item>
            <text:list-item>
              <text:p text:style-name="P1"><text:span text:style-name="T5">lo Hari</text:span>: Animal</text:p>
            </text:list-item>
            <text:list-item>
              <text:p text:style-name="P2"><text:span text:style-name="T5">Hari lo</text:span>: Air</text:p>
            </text:list-item>
          </text:list>
        </text:list-item>
        <text:list-item>
          <text:p text:style-name="P6"><text:bookmark text:name="_pt78ve9lwdex"/>Hanke</text:p>
          <text:list>
            <text:list-item>
              <text:p text:style-name="P2">X1 is mixed into x2 by x3</text:p>
            </text:list-item>
          </text:list>
        </text:list-item>
        <text:list-item>
          <text:p text:style-name="P6"><text:bookmark text:name="_7gootfzhxv8n"/>Gomblas</text:p>
          <text:list>
            <text:list-item>
              <text:p text:style-name="P1">X1 works on x2</text:p>
            </text:list-item>
            <text:list-item>
              <text:p text:style-name="P1"><text:soft-page-break/>X1 works, functions</text:p>
            </text:list-item>
            <text:list-item>
              <text:p text:style-name="P1">(when x1 is a machine) X1 runs</text:p>
            </text:list-item>
            <text:list-item>
              <text:p text:style-name="P1"><text:span text:style-name="T5">lo Gomblas</text:span>: Machine</text:p>
            </text:list-item>
            <text:list-item>
              <text:p text:style-name="P1"><text:span text:style-name="T5">Gomblas lo</text:span>: Work</text:p>
            </text:list-item>
            <text:list-item>
              <text:p text:style-name="P2"><text:span text:style-name="T5">→ X hofte e Y gomblas</text:span>: X knows how Y works</text:p>
            </text:list-item>
          </text:list>
        </text:list-item>
        <text:list-item>
          <text:p text:style-name="P6"><text:bookmark text:name="_7z0hyhkgxhns"/>Twali</text:p>
          <text:list>
            <text:list-item>
              <text:p text:style-name="P1">X1 is sweet, sugary</text:p>
            </text:list-item>
            <text:list-item>
              <text:p text:style-name="P1">X2 finds x1 sweet, sugary</text:p>
            </text:list-item>
            <text:list-item>
              <text:p text:style-name="P1"><text:span text:style-name="T5">lo Twali</text:span></text:p>
              <text:list>
                <text:list-item>
                  <text:p text:style-name="P3">Sugar</text:p>
                </text:list-item>
                <text:list-item>
                  <text:p text:style-name="P4">(adj) Sweet, Sugary</text:p>
                </text:list-item>
              </text:list>
            </text:list-item>
          </text:list>
        </text:list-item>
        <text:list-item>
          <text:p text:style-name="P6"><text:bookmark text:name="_hpvis5ehmqb2"/>Mjal</text:p>
          <text:list>
            <text:list-item>
              <text:p text:style-name="P1">X1 is savory, salty</text:p>
            </text:list-item>
            <text:list-item>
              <text:p text:style-name="P1">X2 finds x1 savory, salty</text:p>
            </text:list-item>
            <text:list-item>
              <text:p text:style-name="P1"><text:span text:style-name="T5">lo Mjal</text:span></text:p>
              <text:list>
                <text:list-item>
                  <text:p text:style-name="P3">Salt</text:p>
                </text:list-item>
                <text:list-item>
                  <text:p text:style-name="P4">(adj) Savory, Salty</text:p>
                </text:list-item>
              </text:list>
            </text:list-item>
          </text:list>
        </text:list-item>
        <text:list-item>
          <text:p text:style-name="P6"><text:bookmark text:name="_6a2gifdx3t6x"/>Untja</text:p>
          <text:list>
            <text:list-item>
              <text:p text:style-name="P1">X1 is/has too much, too many of x2</text:p>
            </text:list-item>
            <text:list-item>
              <text:p text:style-name="P1">X1 is too x2</text:p>
            </text:list-item>
            <text:list-item>
              <text:p text:style-name="P2">X1 is/has too much</text:p>
            </text:list-item>
          </text:list>
        </text:list-item>
        <text:list-item>
          <text:p text:style-name="P6"><text:bookmark text:name="_i7h1f8cbcx22"/>Paus</text:p>
          <text:list>
            <text:list-item>
              <text:p text:style-name="P1">X1 is (done) over x2</text:p>
            </text:list-item>
            <text:list-item>
              <text:p text:style-name="P2">X1 is (done) above x2</text:p>
            </text:list-item>
          </text:list>
        </text:list-item>
        <text:list-item>
          <text:p text:style-name="P6"><text:bookmark text:name="_ajnoy6z6lftt"/><text:soft-page-break/>Jesni</text:p>
          <text:list>
            <text:list-item>
              <text:p text:style-name="P1">X1 should be done by x2 according to x3</text:p>
            </text:list-item>
            <text:list-item>
              <text:p text:style-name="P1">X2 should do x1</text:p>
            </text:list-item>
            <text:list-item>
              <text:p text:style-name="P2">“Let’s x1!”</text:p>
            </text:list-item>
          </text:list>
        </text:list-item>
        <text:list-item>
          <text:p text:style-name="P6"><text:bookmark text:name="_o19obqxw0kb3"/>Bouste</text:p>
          <text:list>
            <text:list-item>
              <text:p text:style-name="P1">X1 is prepared for x2 by x3</text:p>
            </text:list-item>
            <text:list-item>
              <text:p text:style-name="P1">X1 is ready for x2</text:p>
            </text:list-item>
            <text:list-item>
              <text:p text:style-name="P1">X3 prepares x1 for x2</text:p>
            </text:list-item>
            <text:list-item>
              <text:p text:style-name="P2"><text:span text:style-name="T5">lo Bouste</text:span> (adj): Ready</text:p>
            </text:list-item>
          </text:list>
        </text:list-item>
        <text:list-item>
          <text:p text:style-name="P6"><text:bookmark text:name="_no8suoupm4r6"/>Mauzi</text:p>
          <text:list>
            <text:list-item>
              <text:p text:style-name="P1">X1 dies from x2</text:p>
            </text:list-item>
            <text:list-item>
              <text:p text:style-name="P2">X1 dies</text:p>
            </text:list-item>
          </text:list>
        </text:list-item>
        <text:list-item>
          <text:p text:style-name="P6"><text:bookmark text:name="_j2x3axbfxe6q"/>Swer</text:p>
          <text:list>
            <text:list-item>
              <text:p text:style-name="P1">X1 is sped up by x2</text:p>
            </text:list-item>
            <text:list-item>
              <text:p text:style-name="P1">X1 is (done) quick(ly)</text:p>
            </text:list-item>
            <text:list-item>
              <text:p text:style-name="P2"><text:span text:style-name="T5">lo Swer</text:span> (adj): Fast, Quick</text:p>
            </text:list-item>
          </text:list>
        </text:list-item>
        <text:list-item>
          <text:p text:style-name="P6"><text:bookmark text:name="_vcwjtr2g3hxl"/>Kjan</text:p>
          <text:list>
            <text:list-item>
              <text:p text:style-name="P1">X1 sings x2</text:p>
            </text:list-item>
            <text:list-item>
              <text:p text:style-name="P2"><text:span text:style-name="T5">Kjan lo</text:span>: Song, Music</text:p>
            </text:list-item>
          </text:list>
        </text:list-item>
        <text:list-item>
          <text:p text:style-name="P6"><text:bookmark text:name="_jrguz9ukp4cs"/>Gumba</text:p>
          <text:list>
            <text:list-item>
              <text:p text:style-name="P1">X1 rains from x2</text:p>
            </text:list-item>
            <text:list-item>
              <text:p text:style-name="P1">X2 rains x1</text:p>
            </text:list-item>
            <text:list-item>
              <text:p text:style-name="P1">X2 rains</text:p>
            </text:list-item>
            <text:list-item>
              <text:p text:style-name="P1"><text:span text:style-name="T5">lo Gumba</text:span>: Rain</text:p>
            </text:list-item>
            <text:list-item>
              <text:p text:style-name="P2"><text:soft-page-break/><text:span text:style-name="T5">Gumba lo</text:span>: Cloud</text:p>
            </text:list-item>
          </text:list>
        </text:list-item>
        <text:list-item>
          <text:p text:style-name="P6"><text:bookmark text:name="_cuffxgikck4h"/>Iste</text:p>
          <text:list>
            <text:list-item>
              <text:p text:style-name="P1">X1 waits for x2 (to happen) for x3 amount of time</text:p>
            </text:list-item>
            <text:list-item>
              <text:p text:style-name="P1">X1 pauses until x2 (happens)</text:p>
            </text:list-item>
            <text:list-item>
              <text:p text:style-name="P2">X1 pauses</text:p>
            </text:list-item>
          </text:list>
        </text:list-item>
        <text:list-item>
          <text:p text:style-name="P6"><text:bookmark text:name="_ud0q5o6usrwt"/>Xeiga</text:p>
          <text:list>
            <text:list-item>
              <text:p text:style-name="P1">X1 is woken up by x2</text:p>
            </text:list-item>
            <text:list-item>
              <text:p text:style-name="P1">X1 wakes up, is awake</text:p>
            </text:list-item>
            <text:list-item>
              <text:p text:style-name="P2"><text:span text:style-name="T5">lo Xeiga</text:span> (adj): Awake</text:p>
            </text:list-item>
          </text:list>
        </text:list-item>
        <text:list-item>
          <text:p text:style-name="P6"><text:bookmark text:name="_tkp3n6kdmwt"/>Tjen</text:p>
          <text:list>
            <text:list-item>
              <text:p text:style-name="P1">X1 happens every day, daily</text:p>
            </text:list-item>
            <text:list-item>
              <text:p text:style-name="P1"><text:span text:style-name="T5">lo Tjen</text:span>: Day</text:p>
            </text:list-item>
            <text:list-item>
              <text:p text:style-name="P2">→ <text:span text:style-name="T5">lo Tjen pren</text:span>: Today</text:p>
            </text:list-item>
          </text:list>
        </text:list-item>
        <text:list-item>
          <text:p text:style-name="P6"><text:bookmark text:name="_k4qmvvrjy2s4"/>Zadi</text:p>
          <text:list>
            <text:list-item>
              <text:p text:style-name="P1">X1 knows x2 will happen</text:p>
            </text:list-item>
            <text:list-item>
              <text:p text:style-name="P1">X1 is sure about x2 (happening)</text:p>
            </text:list-item>
            <text:list-item>
              <text:p text:style-name="P2">X1 is sure</text:p>
            </text:list-item>
          </text:list>
        </text:list-item>
        <text:list-item>
          <text:p text:style-name="P6"><text:bookmark text:name="_wdpgzlpk6byb"/>Saul</text:p>
          <text:list>
            <text:list-item>
              <text:p text:style-name="P1">X1 is happy, glad about x2</text:p>
            </text:list-item>
            <text:list-item>
              <text:p text:style-name="P2">X2 gladdens x2</text:p>
            </text:list-item>
          </text:list>
        </text:list-item>
        <text:list-item>
          <text:p text:style-name="P6"><text:bookmark text:name="_peupf7y08dsf"/>Estin</text:p>
          <text:list>
            <text:list-item>
              <text:p text:style-name="P1">X1 is sad, upset about x2</text:p>
            </text:list-item>
            <text:list-item>
              <text:p text:style-name="P2">X2 saddens x1</text:p>
            </text:list-item>
          </text:list>
        </text:list-item>
        <text:list-item>
          <text:p text:style-name="P6"><text:bookmark text:name="_x354jq902iy"/>Erxo </text:p>
          <text:list>
            <text:list-item>
              <text:p text:style-name="P1"><text:soft-page-break/>X1 is annoyed by x2</text:p>
            </text:list-item>
            <text:list-item>
              <text:p text:style-name="P1">X1 finds x2 annoying</text:p>
            </text:list-item>
            <text:list-item>
              <text:p text:style-name="P2">X2 is annoying</text:p>
            </text:list-item>
          </text:list>
        </text:list-item>
        <text:list-item>
          <text:p text:style-name="P6"><text:bookmark text:name="_uk4m38bvaf5e"/>Adjal</text:p>
          <text:list>
            <text:list-item>
              <text:p text:style-name="P1">X1 reaches, arrives at x2</text:p>
            </text:list-item>
            <text:list-item>
              <text:p text:style-name="P2">(when x2 is a place) X1 gets to x2</text:p>
            </text:list-item>
          </text:list>
        </text:list-item>
        <text:list-item>
          <text:p text:style-name="P6"><text:bookmark text:name="_shnyi8ct26pi"/>Wastir</text:p>
          <text:list>
            <text:list-item>
              <text:p text:style-name="P1">X1 is male</text:p>
            </text:list-item>
            <text:list-item>
              <text:p text:style-name="P2"><text:span text:style-name="T5">lo Wastir</text:span> (adj): Masculine</text:p>
            </text:list-item>
          </text:list>
        </text:list-item>
        <text:list-item>
          <text:p text:style-name="P6"><text:bookmark text:name="_j5ngzhcd2w8c"/>Njufa</text:p>
          <text:list>
            <text:list-item>
              <text:p text:style-name="P1">X1 is female</text:p>
            </text:list-item>
            <text:list-item>
              <text:p text:style-name="P2"><text:span text:style-name="T5">lo Nufa</text:span> (adj): Feminine</text:p>
            </text:list-item>
          </text:list>
        </text:list-item>
        <text:list-item>
          <text:p text:style-name="P6"><text:bookmark text:name="_3jqh26vd4g2e"/>Jaunxir</text:p>
          <text:list>
            <text:list-item>
              <text:p text:style-name="P1">X1 is young</text:p>
            </text:list-item>
            <text:list-item>
              <text:p text:style-name="P1">X1 is fresh</text:p>
            </text:list-item>
            <text:list-item>
              <text:p text:style-name="P2">X1 is new</text:p>
            </text:list-item>
          </text:list>
        </text:list-item>
        <text:list-item>
          <text:p text:style-name="P6"><text:bookmark text:name="_eohw8qd9ippo"/>Bjanda</text:p>
          <text:list>
            <text:list-item>
              <text:p text:style-name="P1">X1 counts x2</text:p>
            </text:list-item>
            <text:list-item>
              <text:p text:style-name="P1">X1 measures x2</text:p>
            </text:list-item>
            <text:list-item>
              <text:p text:style-name="P1"><text:span text:style-name="T5">Lo Bjanda</text:span>:</text:p>
              <text:list>
                <text:list-item>
                  <text:p text:style-name="P3">Number, Amount</text:p>
                </text:list-item>
                <text:list-item>
                  <text:p text:style-name="P4">Measurement</text:p>
                </text:list-item>
              </text:list>
            </text:list-item>
          </text:list>
        </text:list-item>
        <text:list-item>
          <text:p text:style-name="P6"><text:bookmark text:name="_6q8tsugnjpmx"/>Jaklo</text:p>
          <text:list>
            <text:list-item>
              <text:p text:style-name="P2">X1 is made, forced to (do) x2 by x3</text:p>
            </text:list-item>
          </text:list>
        </text:list-item>
        <text:list-item>
          <text:p text:style-name="P6"><text:bookmark text:name="_nji0qhumtb33"/><text:soft-page-break/>Gwairu</text:p>
          <text:list>
            <text:list-item>
              <text:p text:style-name="P1">X1 is enforced by x2 on x3</text:p>
            </text:list-item>
            <text:list-item>
              <text:p text:style-name="P2"><text:span text:style-name="T5">lo Gwairu</text:span>: Rule, Law</text:p>
            </text:list-item>
          </text:list>
        </text:list-item>
        <text:list-item>
          <text:p text:style-name="P6"><text:bookmark text:name="_u8aw8wfjfixg"/>Fasai</text:p>
          <text:list>
            <text:list-item>
              <text:p text:style-name="P2">X1 is put, placed by x2</text:p>
            </text:list-item>
          </text:list>
        </text:list-item>
        <text:list-item>
          <text:p text:style-name="P6"><text:bookmark text:name="_mlzhbtc17fhj"/>Kerxi</text:p>
          <text:list>
            <text:list-item>
              <text:p text:style-name="P1">X1 is related, by blood or otherwise, to x2</text:p>
            </text:list-item>
            <text:list-item>
              <text:p text:style-name="P1">X1 is related to x2 by x3</text:p>
            </text:list-item>
            <text:list-item>
              <text:p text:style-name="P1"><text:span text:style-name="T5">lo Kerxi</text:span>: Relative</text:p>
              <text:list>
                <text:list-item>
                  <text:p text:style-name="P4">→ <text:span text:style-name="T5">lo Kerxi zus</text:span>: Family</text:p>
                </text:list-item>
              </text:list>
            </text:list-item>
          </text:list>
        </text:list-item>
        <text:list-item>
          <text:p text:style-name="P6"><text:bookmark text:name="_sedm2yvfqxp8"/>Ulnewo</text:p>
          <text:list>
            <text:list-item>
              <text:p text:style-name="P2">X1 is sorted, organized according to/by/in x2 by x3</text:p>
            </text:list-item>
          </text:list>
        </text:list-item>
        <text:list-item>
          <text:p text:style-name="P6"><text:bookmark text:name="_fjx2n6g66ebu"/>Swain</text:p>
          <text:list>
            <text:list-item>
              <text:p text:style-name="P1">X1 asks x2 to x3 (like <text:span text:style-name="T5">hatal</text:span>)</text:p>
            </text:list-item>
            <text:list-item>
              <text:p text:style-name="P2"><text:span text:style-name="T5">Swain lo</text:span>: Question</text:p>
            </text:list-item>
          </text:list>
        </text:list-item>
        <text:list-item>
          <text:p text:style-name="P6"><text:bookmark text:name="_l9na2nqderjs"/>Njelu</text:p>
          <text:list>
            <text:list-item>
              <text:p text:style-name="P1">X1 happens every night</text:p>
            </text:list-item>
            <text:list-item>
              <text:p text:style-name="P2"><text:span text:style-name="T5">lo Njelu</text:span>: Night</text:p>
            </text:list-item>
          </text:list>
        </text:list-item>
        <text:list-item>
          <text:p text:style-name="P6"><text:bookmark text:name="_qwp1khlqdqc9"/>Dembinga</text:p>
          <text:list>
            <text:list-item>
              <text:p text:style-name="P1">X1 pumps x2</text:p>
            </text:list-item>
            <text:list-item>
              <text:p text:style-name="P1">X1 circulates x2</text:p>
            </text:list-item>
            <text:list-item>
              <text:p text:style-name="P2">→ <text:span text:style-name="T5">lo Dembinga go sendje</text:span>: Heart</text:p>
            </text:list-item>
          </text:list>
        </text:list-item>
        <text:list-item>
          <text:p text:style-name="P6"><text:bookmark text:name="_h4otud45o54s"/>Sendje</text:p>
          <text:list>
            <text:list-item>
              <text:p text:style-name="P1">X1 is bled from x2’s x3</text:p>
            </text:list-item>
            <text:list-item>
              <text:p text:style-name="P1"><text:soft-page-break/>X2 bleeds x1 from its x3</text:p>
            </text:list-item>
            <text:list-item>
              <text:p text:style-name="P2"><text:span text:style-name="T5">lo Sendje</text:span>: Blood</text:p>
            </text:list-item>
          </text:list>
        </text:list-item>
        <text:list-item>
          <text:p text:style-name="P6"><text:bookmark text:name="_mo6ehhgkm4r"/>Paskol</text:p>
          <text:list>
            <text:list-item>
              <text:p text:style-name="P1">X1 is helped by x2</text:p>
            </text:list-item>
            <text:list-item>
              <text:p text:style-name="P1"><text:span text:style-name="T5">Paskol lo</text:span>: Help</text:p>
            </text:list-item>
            <text:list-item>
              <text:p text:style-name="P2"><text:span text:style-name="T5">X kenta e Y he paskol Z</text:span>: Z helps X do Y</text:p>
            </text:list-item>
          </text:list>
        </text:list-item>
        <text:list-item>
          <text:p text:style-name="P6"><text:bookmark text:name="_jj29kds1t4w2"/>Sainga</text:p>
          <text:list>
            <text:list-item>
              <text:p text:style-name="P1">X1 allows x2 to be done by x3</text:p>
            </text:list-item>
            <text:list-item>
              <text:p text:style-name="P2">X1 lets x3 do x2</text:p>
            </text:list-item>
          </text:list>
        </text:list-item>
        <text:list-item>
          <text:p text:style-name="P6"><text:bookmark text:name="_4mcfvzwx3yoc"/>Baidal</text:p>
          <text:list>
            <text:list-item>
              <text:p text:style-name="P2">X1 is colored, stained, etc white from x2 by x3</text:p>
            </text:list-item>
          </text:list>
        </text:list-item>
        <text:list-item>
          <text:p text:style-name="P6"><text:bookmark text:name="_57x5scu6zp9e"/>Aistu</text:p>
          <text:list>
            <text:list-item>
              <text:p text:style-name="P2">X1 is colored, stained, etc black from x2 by x3</text:p>
            </text:list-item>
          </text:list>
        </text:list-item>
        <text:list-item>
          <text:p text:style-name="P6"><text:bookmark text:name="_e3v9ub9qwc8g"/>Urna</text:p>
          <text:list>
            <text:list-item>
              <text:p text:style-name="P2">X1 is colored, stained, etc red from x2 by x3</text:p>
            </text:list-item>
          </text:list>
        </text:list-item>
        <text:list-item>
          <text:p text:style-name="P6"><text:bookmark text:name="_1yz2ozii2q4t"/>Hadax</text:p>
          <text:list>
            <text:list-item>
              <text:p text:style-name="P2">X1 is colored, stained, etc green (/blue) from x2 by x3</text:p>
            </text:list-item>
          </text:list>
        </text:list-item>
        <text:list-item>
          <text:p text:style-name="P6"><text:bookmark text:name="_ji6yhvuiqiis"/>Foswa</text:p>
          <text:list>
            <text:list-item>
              <text:p text:style-name="P2">X1 is colored, stained, etc yellow from x2 by x3</text:p>
            </text:list-item>
          </text:list>
        </text:list-item>
        <text:list-item>
          <text:p text:style-name="P6"><text:bookmark text:name="_qcjjv5p3bzig"/>Lauza</text:p>
          <text:list>
            <text:list-item>
              <text:p text:style-name="P1">X1 plays</text:p>
            </text:list-item>
            <text:list-item>
              <text:p text:style-name="P2">X1 has fun</text:p>
            </text:list-item>
          </text:list>
        </text:list-item>
        <text:list-item>
          <text:p text:style-name="P6"><text:bookmark text:name="_s55fb19r0c6"/>Fulti</text:p>
          <text:list>
            <text:list-item>
              <text:p text:style-name="P1">X1 flies</text:p>
            </text:list-item>
            <text:list-item>
              <text:p text:style-name="P2"><text:soft-page-break/><text:span text:style-name="T5">Fulti na</text:span>: X1 floats on x2</text:p>
            </text:list-item>
          </text:list>
        </text:list-item>
        <text:list-item>
          <text:p text:style-name="P6"><text:bookmark text:name="_9tqgq5le7nx"/>Sjule</text:p>
          <text:list>
            <text:list-item>
              <text:p text:style-name="P2">X1 sits in/on x2</text:p>
            </text:list-item>
          </text:list>
        </text:list-item>
        <text:list-item>
          <text:p text:style-name="P6"><text:bookmark text:name="_d99il4fdcme4"/>Jehim</text:p>
          <text:list>
            <text:list-item>
              <text:p text:style-name="P1">X1 is friendly to x2</text:p>
            </text:list-item>
            <text:list-item>
              <text:p text:style-name="P1">X2 finds x1 friendly</text:p>
            </text:list-item>
            <text:list-item>
              <text:p text:style-name="P2">→ <text:span text:style-name="T5">Jehim na</text:span>: X1-s/X1 and x2 are friends</text:p>
            </text:list-item>
          </text:list>
        </text:list-item>
        <text:list-item>
          <text:p text:style-name="P6"><text:bookmark text:name="_xcfhbbdn399o"/>Gakam</text:p>
          <text:list>
            <text:list-item>
              <text:p text:style-name="P2">X1 cries, weeps, sobs, etc</text:p>
            </text:list-item>
          </text:list>
        </text:list-item>
        <text:list-item>
          <text:p text:style-name="P6"><text:bookmark text:name="_840fiqi7mpr9"/>Zauraf</text:p>
          <text:list>
            <text:list-item>
              <text:p text:style-name="P1">X1 is clear, transparent</text:p>
            </text:list-item>
            <text:list-item>
              <text:p text:style-name="P1">X1 is able to be looked through</text:p>
            </text:list-item>
            <text:list-item>
              <text:p text:style-name="P2"><text:span text:style-name="T5">lo Zauraf</text:span>: Window</text:p>
            </text:list-item>
          </text:list>
        </text:list-item>
        <text:list-item>
          <text:p text:style-name="P6"><text:bookmark text:name="_qzijykga0frr"/>Azin</text:p>
          <text:list>
            <text:list-item>
              <text:p text:style-name="P1">X1 regrets, is sorry about x2</text:p>
            </text:list-item>
            <text:list-item>
              <text:p text:style-name="P2">X1 apologizes for x2</text:p>
            </text:list-item>
          </text:list>
        </text:list-item>
        <text:list-item>
          <text:p text:style-name="P6"><text:bookmark text:name="_7mg59flxln85"/>Kein</text:p>
          <text:list>
            <text:list-item>
              <text:p text:style-name="P1">X1 takes x2 from x3</text:p>
            </text:list-item>
            <text:list-item>
              <text:p text:style-name="P1">X1 takes x3’s x2</text:p>
            </text:list-item>
            <text:list-item>
              <text:p text:style-name="P2"><text:span text:style-name="T5">Kein na</text:span>: X1 takes back x2</text:p>
            </text:list-item>
          </text:list>
        </text:list-item>
        <text:list-item>
          <text:p text:style-name="P6"><text:bookmark text:name="_v6v28a1afual"/>Drain</text:p>
          <text:list>
            <text:list-item>
              <text:p text:style-name="P1">X1 is (done) behind x2</text:p>
            </text:list-item>
            <text:list-item>
              <text:p text:style-name="P2">X1 is (done) at/on/in the back of x2</text:p>
            </text:list-item>
          </text:list>
        </text:list-item>
        <text:list-item>
          <text:p text:style-name="P6"><text:bookmark text:name="_b849xjlro845"/>Xora</text:p>
          <text:list>
            <text:list-item>
              <text:p text:style-name="P1"><text:soft-page-break/>X1 is (done) every hour</text:p>
            </text:list-item>
            <text:list-item>
              <text:p text:style-name="P2"><text:span text:style-name="T5">lo Xora</text:span>: Hour</text:p>
            </text:list-item>
          </text:list>
        </text:list-item>
        <text:list-item>
          <text:p text:style-name="P6"><text:bookmark text:name="_65u693f285h"/>Fozar</text:p>
          <text:list>
            <text:list-item>
              <text:p text:style-name="P1">X1 inspects, examines x2</text:p>
            </text:list-item>
            <text:list-item>
              <text:p text:style-name="P2">X1 checks on x2</text:p>
            </text:list-item>
          </text:list>
        </text:list-item>
        <text:list-item>
          <text:p text:style-name="P6"><text:bookmark text:name="_f44kb44xkkfz"/>Hauxti</text:p>
          <text:list>
            <text:list-item>
              <text:p text:style-name="P2">X1 is activated, turned on by x2</text:p>
            </text:list-item>
          </text:list>
        </text:list-item>
        <text:list-item>
          <text:p text:style-name="P6"><text:bookmark text:name="_aitq20mabycz"/>Dairu</text:p>
          <text:list>
            <text:list-item>
              <text:p text:style-name="P1">X1 loses x2</text:p>
            </text:list-item>
            <text:list-item>
              <text:p text:style-name="P2">X1 forgets x2</text:p>
            </text:list-item>
          </text:list>
        </text:list-item>
        <text:list-item>
          <text:p text:style-name="P6"><text:bookmark text:name="_77oroa54jbr6"/>Aimben</text:p>
          <text:list>
            <text:list-item>
              <text:p text:style-name="P1">X1 is sick, ill from x2</text:p>
            </text:list-item>
            <text:list-item>
              <text:p text:style-name="P2"><text:span text:style-name="T5">Aimben lo</text:span>: Disease</text:p>
            </text:list-item>
          </text:list>
        </text:list-item>
        <text:list-item>
          <text:p text:style-name="P6"><text:bookmark text:name="_qw94gxot442s"/>Ixkal</text:p>
          <text:list>
            <text:list-item>
              <text:p text:style-name="P1">X1 is preferred by x2 over x3</text:p>
            </text:list-item>
            <text:list-item>
              <text:p text:style-name="P2">(When x1 is food/drink) X2 likes, loves x1</text:p>
            </text:list-item>
          </text:list>
        </text:list-item>
        <text:list-item>
          <text:p text:style-name="P6"><text:bookmark text:name="_y85xjvfouhem"/>Feibon</text:p>
          <text:list>
            <text:list-item>
              <text:p text:style-name="P2">X1 is darkened using x2 by x3</text:p>
            </text:list-item>
          </text:list>
        </text:list-item>
        <text:list-item>
          <text:p text:style-name="P6"><text:bookmark text:name="_2exz0ltdxrm1"/>Minklu</text:p>
          <text:list>
            <text:list-item>
              <text:p text:style-name="P2">X1 is brightened using x2 by x3</text:p>
            </text:list-item>
          </text:list>
        </text:list-item>
        <text:list-item>
          <text:p text:style-name="P6"><text:bookmark text:name="_63ma25v16wyi"/>Ajau</text:p>
          <text:list>
            <text:list-item>
              <text:p text:style-name="P2">X1 is surprised, shocked by x2</text:p>
            </text:list-item>
          </text:list>
        </text:list-item>
        <text:list-item>
          <text:p text:style-name="P6"><text:bookmark text:name="_dsch90nwtod0"/>Hofnarka</text:p>
          <text:list>
            <text:list-item>
              <text:p text:style-name="P1">X1 is put holes in by x2</text:p>
            </text:list-item>
            <text:list-item>
              <text:p text:style-name="P2"><text:soft-page-break/>X2 puts a hole in x2</text:p>
            </text:list-item>
          </text:list>
        </text:list-item>
        <text:list-item>
          <text:p text:style-name="P6"><text:bookmark text:name="_pz79fuem0dec"/>Zain</text:p>
          <text:list>
            <text:list-item>
              <text:p text:style-name="P1">X1 is intended to be done by x2</text:p>
            </text:list-item>
            <text:list-item>
              <text:p text:style-name="P2">X1 will happen in the future</text:p>
            </text:list-item>
          </text:list>
        </text:list-item>
        <text:list-item>
          <text:p text:style-name="P6"><text:bookmark text:name="_tm14fmpwrb2x"/>Fwangar</text:p>
          <text:list>
            <text:list-item>
              <text:p text:style-name="P2">X1 trusts x2</text:p>
            </text:list-item>
          </text:list>
        </text:list-item>
        <text:list-item>
          <text:p text:style-name="P6"><text:bookmark text:name="_gp6uwowv3svv"/>Fampraro</text:p>
          <text:list>
            <text:list-item>
              <text:p text:style-name="P1">X1 breaks x2</text:p>
            </text:list-item>
            <text:list-item>
              <text:p text:style-name="P1">X1 ruins, destroys x2</text:p>
            </text:list-item>
            <text:list-item>
              <text:p text:style-name="P2"><text:span text:style-name="T5">Fampraro na</text:span>: X1 breaks, crumbles, falls apart</text:p>
            </text:list-item>
          </text:list>
        </text:list-item>
        <text:list-item>
          <text:p text:style-name="P6"><text:bookmark text:name="_6inrqhnzdp3b"/>Dastal</text:p>
          <text:list>
            <text:list-item>
              <text:p text:style-name="P1">X1 stays in/on/at x2</text:p>
            </text:list-item>
            <text:list-item>
              <text:p text:style-name="P1">X1 is (done) staying in/on/at x2</text:p>
            </text:list-item>
            <text:list-item>
              <text:p text:style-name="P1">X1 lives, resides in/on/at x2</text:p>
            </text:list-item>
            <text:list-item>
              <text:p text:style-name="P2">→ X <text:span text:style-name="T5">dastal Y he ein</text:span>: X avoids Y</text:p>
            </text:list-item>
          </text:list>
        </text:list-item>
        <text:list-item>
          <text:p text:style-name="P6"><text:bookmark text:name="_kndrk9uhosl9"/>Jaston</text:p>
          <text:list>
            <text:list-item>
              <text:p text:style-name="P2">X1 is thrown by x2</text:p>
            </text:list-item>
          </text:list>
        </text:list-item>
        <text:list-item>
          <text:p text:style-name="P6"><text:bookmark text:name="_bi98ozxbfc0x"/>Saintar</text:p>
          <text:list>
            <text:list-item>
              <text:p text:style-name="P1">X1 feels (like) x2</text:p>
            </text:list-item>
            <text:list-item>
              <text:p text:style-name="P1">X1 experiences x2</text:p>
            </text:list-item>
            <text:list-item>
              <text:p text:style-name="P2"><text:span text:style-name="T5">Saintar lo</text:span>: Emotion, Feeling</text:p>
            </text:list-item>
          </text:list>
        </text:list-item>
        <text:list-item>
          <text:p text:style-name="P6"><text:bookmark text:name="_9o1xn17qq5nz"/>Haun</text:p>
          <text:list>
            <text:list-item>
              <text:p text:style-name="P1">X1 is done upwards from, to x2</text:p>
            </text:list-item>
            <text:list-item>
              <text:p text:style-name="P2">X1 is done up</text:p>
            </text:list-item>
          </text:list>
        </text:list-item>
        <text:list-item>
          <text:p text:style-name="P6"><text:bookmark text:name="_uu1w7tr5qgss"/><text:soft-page-break/>Tolna</text:p>
          <text:list>
            <text:list-item>
              <text:p text:style-name="P1">X1 hurts x2</text:p>
            </text:list-item>
            <text:list-item>
              <text:p text:style-name="P2">*For talking about x2’s own body, <text:span text:style-name="T5">na</text:span> is used. </text:p>
            </text:list-item>
          </text:list>
        </text:list-item>
        <text:list-item>
          <text:p text:style-name="P6"><text:bookmark text:name="_23fmo2pj7uh3"/>Paran</text:p>
          <text:list>
            <text:list-item>
              <text:p text:style-name="P1">X1 is on the outside of x2</text:p>
            </text:list-item>
            <text:list-item>
              <text:p text:style-name="P2"><text:span text:style-name="T5">lo Paran</text:span>: Skin</text:p>
            </text:list-item>
          </text:list>
        </text:list-item>
        <text:list-item>
          <text:p text:style-name="P6"><text:bookmark text:name="_12eo3v665n7a"/>Nwoda</text:p>
          <text:list>
            <text:list-item>
              <text:p text:style-name="P2">X1 promises x2 for, to x3</text:p>
            </text:list-item>
          </text:list>
        </text:list-item>
        <text:list-item>
          <text:p text:style-name="P6"><text:bookmark text:name="_e1jkbecny31w"/>Xilna</text:p>
          <text:list>
            <text:list-item>
              <text:p text:style-name="P2">X1 is fixed by x2</text:p>
            </text:list-item>
          </text:list>
        </text:list-item>
        <text:list-item>
          <text:p text:style-name="P6"><text:bookmark text:name="_110dcdekuuuo"/>Eskalxi</text:p>
          <text:list>
            <text:list-item>
              <text:p text:style-name="P1">X1 is anxious, worried about x2</text:p>
            </text:list-item>
            <text:list-item>
              <text:p text:style-name="P2"><text:span text:style-name="T5">lo Eskalxi</text:span>: Anxiety, Worry</text:p>
            </text:list-item>
          </text:list>
        </text:list-item>
        <text:list-item>
          <text:p text:style-name="P6"><text:bookmark text:name="_bmvliktbqdkw"/>Pjaus</text:p>
          <text:list>
            <text:list-item>
              <text:p text:style-name="P1">X1 is (done) far</text:p>
            </text:list-item>
            <text:list-item>
              <text:p text:style-name="P1">X1 is (done) far from x2</text:p>
            </text:list-item>
            <text:list-item>
              <text:p text:style-name="P2"><text:span text:style-name="T5">lo Pjaus</text:span>: There, That</text:p>
            </text:list-item>
          </text:list>
        </text:list-item>
        <text:list-item>
          <text:p text:style-name="P6"><text:bookmark text:name="_wwaruv81a5w"/>Aibre</text:p>
          <text:list>
            <text:list-item>
              <text:p text:style-name="P1">X1 worships x2</text:p>
            </text:list-item>
            <text:list-item>
              <text:p text:style-name="P2"><text:span text:style-name="T5">Aibre lo</text:span>: Deity</text:p>
            </text:list-item>
          </text:list>
        </text:list-item>
        <text:list-item>
          <text:p text:style-name="P6"><text:bookmark text:name="_og5dhwawrzcp"/>Laibi</text:p>
          <text:list>
            <text:list-item>
              <text:p text:style-name="P2">X1 is tired by, from x2</text:p>
            </text:list-item>
          </text:list>
        </text:list-item>
        <text:list-item>
          <text:p text:style-name="P6"><text:bookmark text:name="_ekzpreyxb613"/>Hurga</text:p>
          <text:list>
            <text:list-item>
              <text:p text:style-name="P1">X1 is emptied of x2 by x3</text:p>
            </text:list-item>
            <text:list-item>
              <text:p text:style-name="P2"><text:soft-page-break/>X1 is empty</text:p>
            </text:list-item>
          </text:list>
        </text:list-item>
        <text:list-item>
          <text:p text:style-name="P6"><text:bookmark text:name="_frg1rurt8rxy"/>Mizau</text:p>
          <text:list>
            <text:list-item>
              <text:p text:style-name="P2">X1 is amazed by x2</text:p>
            </text:list-item>
          </text:list>
        </text:list-item>
        <text:list-item>
          <text:p text:style-name="P6"><text:bookmark text:name="_22ho8pz0l7rq"/>Ofanxa</text:p>
          <text:list>
            <text:list-item>
              <text:p text:style-name="P2">X1 hates x2</text:p>
            </text:list-item>
          </text:list>
        </text:list-item>
        <text:list-item>
          <text:p text:style-name="P6"><text:bookmark text:name="_wpa36qmk8of"/>Hakrin</text:p>
          <text:list>
            <text:list-item>
              <text:p text:style-name="P2">X1 tries, attempts to (do) x2</text:p>
            </text:list-item>
          </text:list>
        </text:list-item>
        <text:list-item>
          <text:p text:style-name="P6"><text:bookmark text:name="_4zpqglp2160"/>Hezer</text:p>
          <text:list>
            <text:list-item>
              <text:p text:style-name="P1">X1 is opened by x2</text:p>
            </text:list-item>
            <text:list-item>
              <text:p text:style-name="P2">→ <text:span text:style-name="T5">X hezer Y he kos</text:span>: X is closed by Y</text:p>
            </text:list-item>
          </text:list>
        </text:list-item>
        <text:list-item>
          <text:p text:style-name="P6"><text:bookmark text:name="_g0inzjbcblx2"/>Gwazo</text:p>
          <text:list>
            <text:list-item>
              <text:p text:style-name="P1">X1 ages x2 amount of time</text:p>
            </text:list-item>
            <text:list-item>
              <text:p text:style-name="P1"><text:span text:style-name="T5">lo Gwazo</text:span>:</text:p>
              <text:list>
                <text:list-item>
                  <text:p text:style-name="P3">Elder</text:p>
                </text:list-item>
                <text:list-item>
                  <text:p text:style-name="P4">(adj) Old</text:p>
                </text:list-item>
              </text:list>
            </text:list-item>
          </text:list>
        </text:list-item>
        <text:list-item>
          <text:p text:style-name="P6"><text:bookmark text:name="_g7jetgun07z8"/>Weltis</text:p>
          <text:list>
            <text:list-item>
              <text:p text:style-name="P1">X1 digests, breaks down, ferments x2</text:p>
            </text:list-item>
            <text:list-item>
              <text:p text:style-name="P1">X2 decomposes, breaks down, ferments</text:p>
            </text:list-item>
            <text:list-item>
              <text:p text:style-name="P1"><text:span text:style-name="T5">lo Weltis</text:span>: Stomach</text:p>
            </text:list-item>
            <text:list-item>
              <text:p text:style-name="P1">→ <text:span text:style-name="T5">lo Xesem weltis</text:span>: Fungus, Mushroom</text:p>
            </text:list-item>
            <text:list-item>
              <text:p text:style-name="P2">→ <text:span text:style-name="T5">Weltis go habe</text:span>: Alcohol</text:p>
            </text:list-item>
          </text:list>
        </text:list-item>
        <text:list-item>
          <text:p text:style-name="P6"><text:bookmark text:name="_a28dwk3vhris"/>Hizen</text:p>
          <text:list>
            <text:list-item>
              <text:p text:style-name="P2">X1 flows over, through, etc x2</text:p>
            </text:list-item>
          </text:list>
        </text:list-item>
        <text:list-item>
          <text:p text:style-name="P6"><text:bookmark text:name="_8txjf93llwrc"/>Gai</text:p>
          <text:list>
            <text:list-item>
              <text:p text:style-name="P2"><text:soft-page-break/>X1 is done habitually by x2</text:p>
            </text:list-item>
          </text:list>
        </text:list-item>
        <text:list-item>
          <text:p text:style-name="P6"><text:bookmark text:name="_ceuu1glhypvb"/>Penga</text:p>
          <text:list>
            <text:list-item>
              <text:p text:style-name="P1">X1 bounces off, on x2</text:p>
            </text:list-item>
            <text:list-item>
              <text:p text:style-name="P2"><text:span text:style-name="T5">Penga na</text:span>: X1 jumps </text:p>
            </text:list-item>
          </text:list>
        </text:list-item>
        <text:list-item>
          <text:p text:style-name="P6"><text:bookmark text:name="_ltto5nt02r9h"/>Haxtis</text:p>
          <text:list>
            <text:list-item>
              <text:p text:style-name="P2">X1 is placed, put, loaded into, onto, etc x2 by x3</text:p>
            </text:list-item>
          </text:list>
        </text:list-item>
        <text:list-item>
          <text:p text:style-name="P6"><text:bookmark text:name="_g29uzrhai9k"/>Pinhau</text:p>
          <text:list>
            <text:list-item>
              <text:p text:style-name="P1">X1 beats x2 over x3</text:p>
            </text:list-item>
            <text:list-item>
              <text:p text:style-name="P1">X1 conquers x2</text:p>
            </text:list-item>
            <text:list-item>
              <text:p text:style-name="P2">X1 wins, succeeds in x3</text:p>
            </text:list-item>
          </text:list>
        </text:list-item>
        <text:list-item>
          <text:p text:style-name="P6"><text:bookmark text:name="_14g09yj37k8w"/>Zila</text:p>
          <text:list>
            <text:list-item>
              <text:p text:style-name="P1">X1 is pulled (to) x2 by x3</text:p>
            </text:list-item>
            <text:list-item>
              <text:p text:style-name="P2">*The “to” meaning can be overridden by other verbs</text:p>
            </text:list-item>
          </text:list>
        </text:list-item>
        <text:list-item>
          <text:p text:style-name="P6"><text:bookmark text:name="_qde6nwsj51vn"/>Tainu</text:p>
          <text:list>
            <text:list-item>
              <text:p text:style-name="P2">X1 is pushed (to) x2 by x3 (like <text:span text:style-name="T5">zila</text:span>)</text:p>
            </text:list-item>
          </text:list>
        </text:list-item>
        <text:list-item>
          <text:p text:style-name="P6"><text:bookmark text:name="_ojeqov9480tu"/>Nen</text:p>
          <text:list>
            <text:list-item>
              <text:p text:style-name="P1">X1 is a part of x2</text:p>
            </text:list-item>
            <text:list-item>
              <text:p text:style-name="P1">X1 is x2’s</text:p>
            </text:list-item>
            <text:list-item>
              <text:p text:style-name="P2">X1 is inalienably possessed by x2 (i.e., something that cannot be traded or given away without significantly altering x2)</text:p>
            </text:list-item>
          </text:list>
        </text:list-item>
        <text:list-item>
          <text:p text:style-name="P6"><text:bookmark text:name="_wv8li25wv7v9"/>Kwomus</text:p>
          <text:list>
            <text:list-item>
              <text:p text:style-name="P1">X1 is packed into x2 by x3</text:p>
            </text:list-item>
            <text:list-item>
              <text:p text:style-name="P1"><text:span text:style-name="T5">X kwomus he tau Y</text:span>: X is packed into the shape of Y</text:p>
            </text:list-item>
            <text:list-item>
              <text:p text:style-name="P2"><text:span text:style-name="T5">Kwomus lo</text:span>: Package</text:p>
            </text:list-item>
          </text:list>
        </text:list-item>
        <text:list-item>
          <text:p text:style-name="P6"><text:bookmark text:name="_caq5q6u2vcla"/>Hauni</text:p>
          <text:list>
            <text:list-item>
              <text:p text:style-name="P1"><text:soft-page-break/>X1 feels anger towards x2</text:p>
            </text:list-item>
            <text:list-item>
              <text:p text:style-name="P1">X1 is angry at x2</text:p>
            </text:list-item>
            <text:list-item>
              <text:p text:style-name="P1"><text:span text:style-name="T5">lo Hauni</text:span>: Ang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6pt" fo:language="en" fo:country="none" style:letter-kerning="false" style:font-name-asian="Linux Libertine G" style:font-size-asian="16pt" style:language-asian="zh" style:country-asian="CN" style:font-name-complex="Linux Libertine G" style:font-size-complex="16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9" meta:paragraph-count="1154" meta:word-count="5554" meta:character-count="20759" meta:non-whitespace-character-count="17493"/>
    <meta:generator>LibreOfficeDev/6.0.5.2$Linux_X86_64 LibreOffice_project/</meta:generator>
  </office:meta>
</office:document-meta>
</file>